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8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38" table:formula="of:=SUM([$fdtd.C1:$fdtd.ZZ1]) / COUNT([$fdtd.C1:$fdtd.ZZ1])" office:value-type="float" office:value="5.12752" calcext:value-type="float">
            <text:p>5.12752</text:p>
          </table:table-cell>
          <table:table-cell table:style-name="ce41" table:formula="of:=[.C2]&gt;[.D2]" office:value-type="float" office:value="0" calcext:value-type="float">
            <text:p>0</text:p>
          </table:table-cell>
          <table:table-cell table:style-name="ce45" table:formula="of:=(1-[.D2]/[.C2])*100" office:value-type="float" office:value="-6.19699232236537" calcext:value-type="float">
            <text:p>-6.196992322365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38" table:formula="of:=SUM([$nw.C1:$nw.ZZ1]) / COUNT([$nw.C1:$nw.ZZ1])" office:value-type="float" office:value="4.11482" calcext:value-type="float">
            <text:p>4.11482</text:p>
          </table:table-cell>
          <table:table-cell table:style-name="ce48" table:formula="of:=[.J2]&gt;[.K2]" office:value-type="boolean" office:boolean-value="false" calcext:value-type="boolean">
            <text:p>FALSE</text:p>
          </table:table-cell>
          <table:table-cell table:style-name="ce45" table:formula="of:=(1-[.K2]/[.J2])*100" office:value-type="float" office:value="-2.00225679020178" calcext:value-type="float">
            <text:p>-2.002256790201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81702" calcext:value-type="float">
            <text:p>2.81702</text:p>
          </table:table-cell>
          <table:table-cell table:formula="of:=[.Q2]&gt;[.R2]" office:value-type="boolean" office:boolean-value="false" calcext:value-type="boolean">
            <text:p>FALSE</text:p>
          </table:table-cell>
          <table:table-cell table:formula="of:=(1-[.R2]/[.Q2])*100" office:value-type="float" office:value="-9.13525741132388" calcext:value-type="float">
            <text:p>-9.135257411323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07571" calcext:value-type="float">
            <text:p>3.07571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45" table:formula="of:=(1-[.Y2]/[.X2])*100" office:value-type="float" office:value="0.143921889340859" calcext:value-type="float">
            <text:p>0.143921889340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9.64611" calcext:value-type="float">
            <text:p>9.64611</text:p>
          </table:table-cell>
          <table:table-cell table:formula="of:=[.C3]&gt;[.D3]" office:value-type="boolean" office:boolean-value="false" calcext:value-type="boolean">
            <text:p>FALSE</text:p>
          </table:table-cell>
          <table:table-cell table:formula="of:=(1-[.D3]/[.C3])*100" office:value-type="float" office:value="-7.0697293928363" calcext:value-type="float">
            <text:p>-7.06972939283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692" calcext:value-type="float">
            <text:p>7.692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5.26985664988124" calcext:value-type="float">
            <text:p>-5.269856649881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3.6328" calcext:value-type="float">
            <text:p>3.6328</text:p>
          </table:table-cell>
          <table:table-cell table:formula="of:=[.Q3]&gt;[.R3]" office:value-type="boolean" office:boolean-value="true" calcext:value-type="boolean">
            <text:p>TRUE</text:p>
          </table:table-cell>
          <table:table-cell table:formula="of:=(1-[.R3]/[.Q3])*100" office:value-type="float" office:value="11.072945740495" calcext:value-type="float">
            <text:p>11.0729457404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6.02493" calcext:value-type="float">
            <text:p>6.02493</text:p>
          </table:table-cell>
          <table:table-cell table:formula="of:=[.X3]&gt;[.Y3]" office:value-type="boolean" office:boolean-value="false" calcext:value-type="boolean">
            <text:p>FALSE</text:p>
          </table:table-cell>
          <table:table-cell table:formula="of:=(1-[.Y3]/[.X3])*100" office:value-type="float" office:value="-2.54046310704448" calcext:value-type="float">
            <text:p>-2.540463107044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6646" calcext:value-type="float">
            <text:p>13.6646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1.86880494292496" calcext:value-type="float">
            <text:p>-1.868804942924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0.7181" calcext:value-type="float">
            <text:p>10.7181</text:p>
          </table:table-cell>
          <table:table-cell table:formula="of:=[.J4]&gt;[.K4]" office:value-type="boolean" office:boolean-value="true" calcext:value-type="boolean">
            <text:p>TRUE</text:p>
          </table:table-cell>
          <table:table-cell table:formula="of:=(1-[.K4]/[.J4])*100" office:value-type="float" office:value="2.04740758883327" calcext:value-type="float">
            <text:p>2.047407588833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21626" calcext:value-type="float">
            <text:p>5.21626</text:p>
          </table:table-cell>
          <table:table-cell table:formula="of:=[.Q4]&gt;[.R4]" office:value-type="boolean" office:boolean-value="true" calcext:value-type="boolean">
            <text:p>TRUE</text:p>
          </table:table-cell>
          <table:table-cell table:formula="of:=(1-[.R4]/[.Q4])*100" office:value-type="float" office:value="5.27094772455484" calcext:value-type="float">
            <text:p>5.270947724554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35936" calcext:value-type="float">
            <text:p>9.35936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2.56773303124926" calcext:value-type="float">
            <text:p>-2.567733031249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7.0681" calcext:value-type="float">
            <text:p>17.0681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2.04764446280897" calcext:value-type="float">
            <text:p>2.047644462808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1174" calcext:value-type="float">
            <text:p>13.1174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7.26613461376678" calcext:value-type="float">
            <text:p>7.266134613766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53328" calcext:value-type="float">
            <text:p>7.53328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5.19221052008944" calcext:value-type="float">
            <text:p>5.192210520089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2.0012" calcext:value-type="float">
            <text:p>12.0012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5.6774834367108" calcext:value-type="float">
            <text:p>-5.67748343671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1.3938" calcext:value-type="float">
            <text:p>21.3938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5.20073347144519" calcext:value-type="float">
            <text:p>-5.200733471445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6277" calcext:value-type="float">
            <text:p>16.6277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1.21434639765685" calcext:value-type="float">
            <text:p>1.214346397656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35533" calcext:value-type="float">
            <text:p>9.35533</text:p>
          </table:table-cell>
          <table:table-cell table:formula="of:=[.Q6]&gt;[.R6]" office:value-type="boolean" office:boolean-value="true" calcext:value-type="boolean">
            <text:p>TRUE</text:p>
          </table:table-cell>
          <table:table-cell table:formula="of:=(1-[.R6]/[.Q6])*100" office:value-type="float" office:value="0.424302042086622" calcext:value-type="float">
            <text:p>0.4243020420866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2312" calcext:value-type="float">
            <text:p>14.2312</text:p>
          </table:table-cell>
          <table:table-cell table:formula="of:=[.X6]&gt;[.Y6]" office:value-type="boolean" office:boolean-value="false" calcext:value-type="boolean">
            <text:p>FALSE</text:p>
          </table:table-cell>
          <table:table-cell table:formula="of:=(1-[.Y6]/[.X6])*100" office:value-type="float" office:value="-0.592406090452013" calcext:value-type="float">
            <text:p>-0.5924060904520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2.6101" calcext:value-type="float">
            <text:p>22.6101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(1-[.D7]/[.C7])*100" office:value-type="float" office:value="4.05358038543048" calcext:value-type="float">
            <text:p>4.053580385430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8.9626" calcext:value-type="float">
            <text:p>18.9626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3.817700695958" calcext:value-type="float">
            <text:p>3.81770069595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1.1666" calcext:value-type="float">
            <text:p>11.1666</text:p>
          </table:table-cell>
          <table:table-cell table:formula="of:=[.Q7]&gt;[.R7]" office:value-type="boolean" office:boolean-value="false" calcext:value-type="boolean">
            <text:p>FALSE</text:p>
          </table:table-cell>
          <table:table-cell table:formula="of:=(1-[.R7]/[.Q7])*100" office:value-type="float" office:value="-1.85083840462328" calcext:value-type="float">
            <text:p>-1.850838404623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5.8024" calcext:value-type="float">
            <text:p>15.8024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6.54400162754334" calcext:value-type="float">
            <text:p>6.544001627543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3315" calcext:value-type="float">
            <text:p>26.3315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3.21589418383816" calcext:value-type="float">
            <text:p>3.215894183838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1.1681" calcext:value-type="float">
            <text:p>21.1681</text:p>
          </table:table-cell>
          <table:table-cell table:formula="of:=[.J8]&gt;[.K8]" office:value-type="boolean" office:boolean-value="true" calcext:value-type="boolean">
            <text:p>TRUE</text:p>
          </table:table-cell>
          <table:table-cell table:formula="of:=(1-[.K8]/[.J8])*100" office:value-type="float" office:value="4.2857775884724" calcext:value-type="float">
            <text:p>4.28577758847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3.2522" calcext:value-type="float">
            <text:p>13.2522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4.02947195556285" calcext:value-type="float">
            <text:p>-4.029471955562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7.3967" calcext:value-type="float">
            <text:p>17.3967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8.64833755696122" calcext:value-type="float">
            <text:p>8.64833755696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31.408" calcext:value-type="float">
            <text:p>31.408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5.92853061937568" calcext:value-type="float">
            <text:p>-5.928530619375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4.1725" calcext:value-type="float">
            <text:p>24.1725</text:p>
          </table:table-cell>
          <table:table-cell table:formula="of:=[.J9]&gt;[.K9]" office:value-type="boolean" office:boolean-value="true" calcext:value-type="boolean">
            <text:p>TRUE</text:p>
          </table:table-cell>
          <table:table-cell table:formula="of:=(1-[.K9]/[.J9])*100" office:value-type="float" office:value="0.7018343818743" calcext:value-type="float">
            <text:p>0.701834381874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3.8404" calcext:value-type="float">
            <text:p>13.8404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6.82826737898795" calcext:value-type="float">
            <text:p>6.8282673789879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21.3391" calcext:value-type="float">
            <text:p>21.3391</text:p>
          </table:table-cell>
          <table:table-cell table:formula="of:=[.X9]&gt;[.Y9]" office:value-type="boolean" office:boolean-value="false" calcext:value-type="boolean">
            <text:p>FALSE</text:p>
          </table:table-cell>
          <table:table-cell table:formula="of:=(1-[.Y9]/[.X9])*100" office:value-type="float" office:value="-4.82917380417731" calcext:value-type="float">
            <text:p>-4.829173804177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7.7708" calcext:value-type="float">
            <text:p>37.7708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15.6856211056089" calcext:value-type="float">
            <text:p>-15.68562110560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6.9371" calcext:value-type="float">
            <text:p>26.9371</text:p>
          </table:table-cell>
          <table:table-cell table:formula="of:=[.J10]&gt;[.K10]" office:value-type="boolean" office:boolean-value="true" calcext:value-type="boolean">
            <text:p>TRUE</text:p>
          </table:table-cell>
          <table:table-cell table:formula="of:=(1-[.K10]/[.J10])*100" office:value-type="float" office:value="3.82815160942743" calcext:value-type="float">
            <text:p>3.828151609427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7.0636" calcext:value-type="float">
            <text:p>17.0636</text:p>
          </table:table-cell>
          <table:table-cell table:formula="of:=[.Q10]&gt;[.R10]" office:value-type="boolean" office:boolean-value="false" calcext:value-type="boolean">
            <text:p>FALSE</text:p>
          </table:table-cell>
          <table:table-cell table:formula="of:=(1-[.R10]/[.Q10])*100" office:value-type="float" office:value="-5.3990482732039" calcext:value-type="float">
            <text:p>-5.39904827320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3.3021" calcext:value-type="float">
            <text:p>23.3021</text:p>
          </table:table-cell>
          <table:table-cell table:formula="of:=[.X10]&gt;[.Y10]" office:value-type="boolean" office:boolean-value="false" calcext:value-type="boolean">
            <text:p>FALSE</text:p>
          </table:table-cell>
          <table:table-cell table:formula="of:=(1-[.Y10]/[.X10])*100" office:value-type="float" office:value="-2.58418408899808" calcext:value-type="float">
            <text:p>-2.584184088998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67.641" calcext:value-type="float">
            <text:p>167.641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1.1775527029118" calcext:value-type="float">
            <text:p>11.177552702911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113.062" calcext:value-type="float">
            <text:p>113.062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1.0405855328693" calcext:value-type="float">
            <text:p>41.040585532869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6794" calcext:value-type="float">
            <text:p>38.6794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1.71663154192937" calcext:value-type="float">
            <text:p>1.716631541929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4.8937" calcext:value-type="float">
            <text:p>24.8937</text:p>
          </table:table-cell>
          <table:table-cell table:formula="of:=[.X11]&gt;[.Y11]" office:value-type="boolean" office:boolean-value="false" calcext:value-type="boolean">
            <text:p>FALSE</text:p>
          </table:table-cell>
          <table:table-cell table:formula="of:=(1-[.Y11]/[.X11])*100" office:value-type="float" office:value="-0.457094570191075" calcext:value-type="float">
            <text:p>-0.4570945701910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formula="of:=SUM([$fdtd.C11:$fdtd.ZZ11]) / COUNT([$fdtd.C11:$fdtd.ZZ11])" office:value-type="float" office:value="224.347" calcext:value-type="float">
            <text:p>224.347</text:p>
          </table:table-cell>
          <table:table-cell table:formula="of:=[.C12]&gt;[.D12]" office:value-type="boolean" office:boolean-value="false" calcext:value-type="boolean">
            <text:p>FALSE</text:p>
          </table:table-cell>
          <table:table-cell table:formula="of:=(1-[.D12]/[.C12])*100" office:value-type="float" office:value="-12.3623811627345" calcext:value-type="float">
            <text:p>-12.36238116273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1294.619" calcext:value-type="float">
            <text:p>1294.619</text:p>
          </table:table-cell>
          <table:table-cell table:formula="of:=SUM([$nw.C11:$nw.ZZ11]) / COUNT([$nw.C11:$nw.ZZ11])" office:value-type="float" office:value="1006.26" calcext:value-type="float">
            <text:p>1006.26</text:p>
          </table:table-cell>
          <table:table-cell table:formula="of:=[.J12]&gt;[.K12]" office:value-type="boolean" office:boolean-value="true" calcext:value-type="boolean">
            <text:p>TRUE</text:p>
          </table:table-cell>
          <table:table-cell table:formula="of:=(1-[.K12]/[.J12])*100" office:value-type="float" office:value="22.2736573462926" calcext:value-type="float">
            <text:p>22.273657346292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45.7385" calcext:value-type="float">
            <text:p>45.7385</text:p>
          </table:table-cell>
          <table:table-cell table:formula="of:=SUM([$ra.C11:$ra.ZZ11]) / COUNT([$ra.C11:$ra.ZZ11])" office:value-type="float" office:value="43.9828" calcext:value-type="float">
            <text:p>43.9828</text:p>
          </table:table-cell>
          <table:table-cell table:formula="of:=[.Q12]&gt;[.R12]" office:value-type="boolean" office:boolean-value="true" calcext:value-type="boolean">
            <text:p>TRUE</text:p>
          </table:table-cell>
          <table:table-cell table:formula="of:=(1-[.R12]/[.Q12])*100" office:value-type="float" office:value="3.83856051247856" calcext:value-type="float">
            <text:p>3.8385605124785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formula="of:=SUM([$addvec.C11:$addvec.ZZ11]) / COUNT([$addvec.C11:$addvec.ZZ11])" office:value-type="float" office:value="31.4269" calcext:value-type="float">
            <text:p>31.4269</text:p>
          </table:table-cell>
          <table:table-cell table:formula="of:=[.X12]&gt;[.Y12]" office:value-type="boolean" office:boolean-value="false" calcext:value-type="boolean">
            <text:p>FALSE</text:p>
          </table:table-cell>
          <table:table-cell table:formula="of:=(1-[.Y12]/[.X12])*100" office:value-type="float" office:value="-8.79973024144984" calcext:value-type="float">
            <text:p>-8.799730241449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formula="of:=SUM([$fdtd.C12:$fdtd.ZZ12]) / COUNT([$fdtd.C12:$fdtd.ZZ12])" office:value-type="float" office:value="241.236" calcext:value-type="float">
            <text:p>241.236</text:p>
          </table:table-cell>
          <table:table-cell table:formula="of:=[.C13]&gt;[.D13]" office:value-type="boolean" office:boolean-value="false" calcext:value-type="boolean">
            <text:p>FALSE</text:p>
          </table:table-cell>
          <table:table-cell table:formula="of:=(1-[.D13]/[.C13])*100" office:value-type="float" office:value="-6.38140243741103" calcext:value-type="float">
            <text:p>-6.381402437411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2072.985" calcext:value-type="float">
            <text:p>2072.985</text:p>
          </table:table-cell>
          <table:table-cell table:formula="of:=SUM([$nw.C12:$nw.ZZ12]) / COUNT([$nw.C12:$nw.ZZ12])" office:value-type="float" office:value="1770.21" calcext:value-type="float">
            <text:p>1770.21</text:p>
          </table:table-cell>
          <table:table-cell table:formula="of:=[.J13]&gt;[.K13]" office:value-type="boolean" office:boolean-value="true" calcext:value-type="boolean">
            <text:p>TRUE</text:p>
          </table:table-cell>
          <table:table-cell table:formula="of:=(1-[.K13]/[.J13])*100" office:value-type="float" office:value="14.6057496798096" calcext:value-type="float">
            <text:p>14.60574967980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73.51223" calcext:value-type="float">
            <text:p>73.51223</text:p>
          </table:table-cell>
          <table:table-cell table:formula="of:=SUM([$ra.C12:$ra.ZZ12]) / COUNT([$ra.C12:$ra.ZZ12])" office:value-type="float" office:value="84.2519" calcext:value-type="float">
            <text:p>84.2519</text:p>
          </table:table-cell>
          <table:table-cell table:formula="of:=[.Q13]&gt;[.R13]" office:value-type="boolean" office:boolean-value="false" calcext:value-type="boolean">
            <text:p>FALSE</text:p>
          </table:table-cell>
          <table:table-cell table:formula="of:=(1-[.R13]/[.Q13])*100" office:value-type="float" office:value="-14.6093649995382" calcext:value-type="float">
            <text:p>-14.60936499953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formula="of:=SUM([$addvec.C12:$addvec.ZZ12]) / COUNT([$addvec.C12:$addvec.ZZ12])" office:value-type="float" office:value="31.9283" calcext:value-type="float">
            <text:p>31.9283</text:p>
          </table:table-cell>
          <table:table-cell table:formula="of:=[.X13]&gt;[.Y13]" office:value-type="boolean" office:boolean-value="true" calcext:value-type="boolean">
            <text:p>TRUE</text:p>
          </table:table-cell>
          <table:table-cell table:formula="of:=(1-[.Y13]/[.X13])*100" office:value-type="float" office:value="2.82107808299272" calcext:value-type="float">
            <text:p>2.821078082992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formula="of:=SUM([$fdtd.C13:$fdtd.ZZ13]) / COUNT([$fdtd.C13:$fdtd.ZZ13])" office:value-type="float" office:value="264.058" calcext:value-type="float">
            <text:p>264.058</text:p>
          </table:table-cell>
          <table:table-cell table:formula="of:=[.C14]&gt;[.D14]" office:value-type="boolean" office:boolean-value="false" calcext:value-type="boolean">
            <text:p>FALSE</text:p>
          </table:table-cell>
          <table:table-cell table:formula="of:=(1-[.D14]/[.C14])*100" office:value-type="float" office:value="-6.49690057229511" calcext:value-type="float">
            <text:p>-6.496900572295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998.965" calcext:value-type="float">
            <text:p>2998.965</text:p>
          </table:table-cell>
          <table:table-cell table:formula="of:=SUM([$nw.C13:$nw.ZZ13]) / COUNT([$nw.C13:$nw.ZZ13])" office:value-type="float" office:value="2939.49" calcext:value-type="float">
            <text:p>2939.49</text:p>
          </table:table-cell>
          <table:table-cell table:formula="of:=[.J14]&gt;[.K14]" office:value-type="boolean" office:boolean-value="true" calcext:value-type="boolean">
            <text:p>TRUE</text:p>
          </table:table-cell>
          <table:table-cell table:formula="of:=(1-[.K14]/[.J14])*100" office:value-type="float" office:value="1.98318419854852" calcext:value-type="float">
            <text:p>1.9831841985485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86.2069" calcext:value-type="float">
            <text:p>186.2069</text:p>
          </table:table-cell>
          <table:table-cell table:formula="of:=SUM([$ra.C13:$ra.ZZ13]) / COUNT([$ra.C13:$ra.ZZ13])" office:value-type="float" office:value="123.999" calcext:value-type="float">
            <text:p>123.999</text:p>
          </table:table-cell>
          <table:table-cell table:formula="of:=[.Q14]&gt;[.R14]" office:value-type="boolean" office:boolean-value="true" calcext:value-type="boolean">
            <text:p>TRUE</text:p>
          </table:table-cell>
          <table:table-cell table:formula="of:=(1-[.R14]/[.Q14])*100" office:value-type="float" office:value="33.4079456776306" calcext:value-type="float">
            <text:p>33.40794567763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formula="of:=SUM([$addvec.C13:$addvec.ZZ13]) / COUNT([$addvec.C13:$addvec.ZZ13])" office:value-type="float" office:value="34.6839" calcext:value-type="float">
            <text:p>34.6839</text:p>
          </table:table-cell>
          <table:table-cell table:formula="of:=[.X14]&gt;[.Y14]" office:value-type="boolean" office:boolean-value="true" calcext:value-type="boolean">
            <text:p>TRUE</text:p>
          </table:table-cell>
          <table:table-cell table:formula="of:=(1-[.Y14]/[.X14])*100" office:value-type="float" office:value="2.89150858213186" calcext:value-type="float">
            <text:p>2.891508582131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formula="of:=SUM([$fdtd.C14:$fdtd.ZZ14]) / COUNT([$fdtd.C14:$fdtd.ZZ14])" office:value-type="float" office:value="385.886" calcext:value-type="float">
            <text:p>385.886</text:p>
          </table:table-cell>
          <table:table-cell table:formula="of:=[.C15]&gt;[.D15]" office:value-type="boolean" office:boolean-value="true" calcext:value-type="boolean">
            <text:p>TRUE</text:p>
          </table:table-cell>
          <table:table-cell table:formula="of:=(1-[.D15]/[.C15])*100" office:value-type="float" office:value="22.8124105504601" calcext:value-type="float">
            <text:p>22.812410550460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815.054" calcext:value-type="float">
            <text:p>3815.054</text:p>
          </table:table-cell>
          <table:table-cell table:formula="of:=SUM([$nw.C14:$nw.ZZ14]) / COUNT([$nw.C14:$nw.ZZ14])" office:value-type="float" office:value="3749.26" calcext:value-type="float">
            <text:p>3749.26</text:p>
          </table:table-cell>
          <table:table-cell table:formula="of:=[.J15]&gt;[.K15]" office:value-type="boolean" office:boolean-value="true" calcext:value-type="boolean">
            <text:p>TRUE</text:p>
          </table:table-cell>
          <table:table-cell table:formula="of:=(1-[.K15]/[.J15])*100" office:value-type="float" office:value="1.72458895732537" calcext:value-type="float">
            <text:p>1.724588957325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633.4727" calcext:value-type="float">
            <text:p>633.4727</text:p>
          </table:table-cell>
          <table:table-cell table:formula="of:=SUM([$ra.C14:$ra.ZZ14]) / COUNT([$ra.C14:$ra.ZZ14])" office:value-type="float" office:value="406.984" calcext:value-type="float">
            <text:p>406.984</text:p>
          </table:table-cell>
          <table:table-cell table:formula="of:=[.Q15]&gt;[.R15]" office:value-type="boolean" office:boolean-value="true" calcext:value-type="boolean">
            <text:p>TRUE</text:p>
          </table:table-cell>
          <table:table-cell table:formula="of:=(1-[.R15]/[.Q15])*100" office:value-type="float" office:value="35.7535060311202" calcext:value-type="float">
            <text:p>35.753506031120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formula="of:=SUM([$addvec.C14:$addvec.ZZ14]) / COUNT([$addvec.C14:$addvec.ZZ14])" office:value-type="float" office:value="37.4925" calcext:value-type="float">
            <text:p>37.4925</text:p>
          </table:table-cell>
          <table:table-cell table:formula="of:=[.X15]&gt;[.Y15]" office:value-type="boolean" office:boolean-value="true" calcext:value-type="boolean">
            <text:p>TRUE</text:p>
          </table:table-cell>
          <table:table-cell table:formula="of:=(1-[.Y15]/[.X15])*100" office:value-type="float" office:value="2.61341767226524" calcext:value-type="float">
            <text:p>2.61341767226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formula="of:=SUM([$fdtd.C15:$fdtd.ZZ15]) / COUNT([$fdtd.C15:$fdtd.ZZ15])" office:value-type="float" office:value="522.564" calcext:value-type="float">
            <text:p>522.564</text:p>
          </table:table-cell>
          <table:table-cell table:formula="of:=[.C16]&gt;[.D16]" office:value-type="boolean" office:boolean-value="true" calcext:value-type="boolean">
            <text:p>TRUE</text:p>
          </table:table-cell>
          <table:table-cell table:formula="of:=(1-[.D16]/[.C16])*100" office:value-type="float" office:value="0.903742004290686" calcext:value-type="float">
            <text:p>0.9037420042906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01.465" calcext:value-type="float">
            <text:p>4801.465</text:p>
          </table:table-cell>
          <table:table-cell table:formula="of:=SUM([$nw.C15:$nw.ZZ15]) / COUNT([$nw.C15:$nw.ZZ15])" office:value-type="float" office:value="4685.13" calcext:value-type="float">
            <text:p>4685.13</text:p>
          </table:table-cell>
          <table:table-cell table:formula="of:=[.J16]&gt;[.K16]" office:value-type="boolean" office:boolean-value="true" calcext:value-type="boolean">
            <text:p>TRUE</text:p>
          </table:table-cell>
          <table:table-cell table:formula="of:=(1-[.K16]/[.J16])*100" office:value-type="float" office:value="2.42290634212683" calcext:value-type="float">
            <text:p>2.422906342126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3719.693" calcext:value-type="float">
            <text:p>3719.693</text:p>
          </table:table-cell>
          <table:table-cell table:formula="of:=SUM([$ra.C15:$ra.ZZ15]) / COUNT([$ra.C15:$ra.ZZ15])" office:value-type="float" office:value="2018.24" calcext:value-type="float">
            <text:p>2018.24</text:p>
          </table:table-cell>
          <table:table-cell table:formula="of:=[.Q16]&gt;[.R16]" office:value-type="boolean" office:boolean-value="true" calcext:value-type="boolean">
            <text:p>TRUE</text:p>
          </table:table-cell>
          <table:table-cell table:formula="of:=(1-[.R16]/[.Q16])*100" office:value-type="float" office:value="45.7417587956856" calcext:value-type="float">
            <text:p>45.74175879568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formula="of:=SUM([$addvec.C15:$addvec.ZZ15]) / COUNT([$addvec.C15:$addvec.ZZ15])" office:value-type="float" office:value="40.9477" calcext:value-type="float">
            <text:p>40.9477</text:p>
          </table:table-cell>
          <table:table-cell table:formula="of:=[.X16]&gt;[.Y16]" office:value-type="boolean" office:boolean-value="true" calcext:value-type="boolean">
            <text:p>TRUE</text:p>
          </table:table-cell>
          <table:table-cell table:formula="of:=(1-[.Y16]/[.X16])*100" office:value-type="float" office:value="5.1255471516603" calcext:value-type="float">
            <text:p>5.12554715166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formula="of:=SUM([$fdtd.C16:$fdtd.ZZ16]) / COUNT([$fdtd.C16:$fdtd.ZZ16])" office:value-type="float" office:value="558.733" calcext:value-type="float">
            <text:p>558.733</text:p>
          </table:table-cell>
          <table:table-cell table:formula="of:=[.C17]&gt;[.D17]" office:value-type="boolean" office:boolean-value="true" calcext:value-type="boolean">
            <text:p>TRUE</text:p>
          </table:table-cell>
          <table:table-cell table:formula="of:=(1-[.D17]/[.C17])*100" office:value-type="float" office:value="2.07647993886932" calcext:value-type="float">
            <text:p>2.076479938869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768.327" calcext:value-type="float">
            <text:p>5768.327</text:p>
          </table:table-cell>
          <table:table-cell table:formula="of:=SUM([$nw.C16:$nw.ZZ16]) / COUNT([$nw.C16:$nw.ZZ16])" office:value-type="float" office:value="5773.48" calcext:value-type="float">
            <text:p>5773.48</text:p>
          </table:table-cell>
          <table:table-cell table:formula="of:=[.J17]&gt;[.K17]" office:value-type="boolean" office:boolean-value="false" calcext:value-type="boolean">
            <text:p>FALSE</text:p>
          </table:table-cell>
          <table:table-cell table:formula="of:=(1-[.K17]/[.J17])*100" office:value-type="float" office:value="-0.0893326609257894" calcext:value-type="float">
            <text:p>-0.0893326609257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6272.844" calcext:value-type="float">
            <text:p>6272.844</text:p>
          </table:table-cell>
          <table:table-cell table:formula="of:=SUM([$ra.C16:$ra.ZZ16]) / COUNT([$ra.C16:$ra.ZZ16])" office:value-type="float" office:value="5629.93" calcext:value-type="float">
            <text:p>5629.93</text:p>
          </table:table-cell>
          <table:table-cell table:formula="of:=[.Q17]&gt;[.R17]" office:value-type="boolean" office:boolean-value="true" calcext:value-type="boolean">
            <text:p>TRUE</text:p>
          </table:table-cell>
          <table:table-cell table:formula="of:=(1-[.R17]/[.Q17])*100" office:value-type="float" office:value="10.2491628996353" calcext:value-type="float">
            <text:p>10.249162899635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formula="of:=SUM([$addvec.C16:$addvec.ZZ16]) / COUNT([$addvec.C16:$addvec.ZZ16])" office:value-type="float" office:value="43.9744" calcext:value-type="float">
            <text:p>43.9744</text:p>
          </table:table-cell>
          <table:table-cell table:formula="of:=[.X17]&gt;[.Y17]" office:value-type="boolean" office:boolean-value="true" calcext:value-type="boolean">
            <text:p>TRUE</text:p>
          </table:table-cell>
          <table:table-cell table:formula="of:=(1-[.Y17]/[.X17])*100" office:value-type="float" office:value="1.99081163859113" calcext:value-type="float">
            <text:p>1.990811638591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formula="of:=SUM([$fdtd.C17:$fdtd.ZZ17]) / COUNT([$fdtd.C17:$fdtd.ZZ17])" office:value-type="float" office:value="593.816" calcext:value-type="float">
            <text:p>593.816</text:p>
          </table:table-cell>
          <table:table-cell table:formula="of:=[.C18]&gt;[.D18]" office:value-type="boolean" office:boolean-value="true" calcext:value-type="boolean">
            <text:p>TRUE</text:p>
          </table:table-cell>
          <table:table-cell table:formula="of:=(1-[.D18]/[.C18])*100" office:value-type="float" office:value="2.72538500903917" calcext:value-type="float">
            <text:p>2.725385009039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6970.159" calcext:value-type="float">
            <text:p>6970.159</text:p>
          </table:table-cell>
          <table:table-cell table:formula="of:=SUM([$nw.C17:$nw.ZZ17]) / COUNT([$nw.C17:$nw.ZZ17])" office:value-type="float" office:value="6749.14" calcext:value-type="float">
            <text:p>6749.14</text:p>
          </table:table-cell>
          <table:table-cell table:formula="of:=[.J18]&gt;[.K18]" office:value-type="boolean" office:boolean-value="true" calcext:value-type="boolean">
            <text:p>TRUE</text:p>
          </table:table-cell>
          <table:table-cell table:formula="of:=(1-[.K18]/[.J18])*100" office:value-type="float" office:value="3.17093196869683" calcext:value-type="float">
            <text:p>3.1709319686968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13006.59" calcext:value-type="float">
            <text:p>13006.59</text:p>
          </table:table-cell>
          <table:table-cell table:formula="of:=SUM([$ra.C17:$ra.ZZ17]) / COUNT([$ra.C17:$ra.ZZ17])" office:value-type="float" office:value="9549.18" calcext:value-type="float">
            <text:p>9549.18</text:p>
          </table:table-cell>
          <table:table-cell table:formula="of:=[.Q18]&gt;[.R18]" office:value-type="boolean" office:boolean-value="true" calcext:value-type="boolean">
            <text:p>TRUE</text:p>
          </table:table-cell>
          <table:table-cell table:formula="of:=(1-[.R18]/[.Q18])*100" office:value-type="float" office:value="26.5819865160661" calcext:value-type="float">
            <text:p>26.581986516066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formula="of:=SUM([$addvec.C17:$addvec.ZZ17]) / COUNT([$addvec.C17:$addvec.ZZ17])" office:value-type="float" office:value="47.5713" calcext:value-type="float">
            <text:p>47.5713</text:p>
          </table:table-cell>
          <table:table-cell table:formula="of:=[.X18]&gt;[.Y18]" office:value-type="boolean" office:boolean-value="true" calcext:value-type="boolean">
            <text:p>TRUE</text:p>
          </table:table-cell>
          <table:table-cell table:formula="of:=(1-[.Y18]/[.X18])*100" office:value-type="float" office:value="0.704297672740994" calcext:value-type="float">
            <text:p>0.7042976727409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formula="of:=SUM([$fdtd.C18:$fdtd.ZZ18]) / COUNT([$fdtd.C18:$fdtd.ZZ18])" office:value-type="float" office:value="628.212" calcext:value-type="float">
            <text:p>628.212</text:p>
          </table:table-cell>
          <table:table-cell table:formula="of:=[.C19]&gt;[.D19]" office:value-type="boolean" office:boolean-value="true" calcext:value-type="boolean">
            <text:p>TRUE</text:p>
          </table:table-cell>
          <table:table-cell table:formula="of:=(1-[.D19]/[.C19])*100" office:value-type="float" office:value="1.39675839794925" calcext:value-type="float">
            <text:p>1.396758397949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8078.542" calcext:value-type="float">
            <text:p>8078.542</text:p>
          </table:table-cell>
          <table:table-cell table:formula="of:=SUM([$nw.C18:$nw.ZZ18]) / COUNT([$nw.C18:$nw.ZZ18])" office:value-type="float" office:value="7962.83" calcext:value-type="float">
            <text:p>7962.83</text:p>
          </table:table-cell>
          <table:table-cell table:formula="of:=[.J19]&gt;[.K19]" office:value-type="boolean" office:boolean-value="true" calcext:value-type="boolean">
            <text:p>TRUE</text:p>
          </table:table-cell>
          <table:table-cell table:formula="of:=(1-[.K19]/[.J19])*100" office:value-type="float" office:value="1.43233766687108" calcext:value-type="float">
            <text:p>1.4323376668710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17122.95" calcext:value-type="float">
            <text:p>17122.95</text:p>
          </table:table-cell>
          <table:table-cell table:formula="of:=SUM([$ra.C18:$ra.ZZ18]) / COUNT([$ra.C18:$ra.ZZ18])" office:value-type="float" office:value="15513.9" calcext:value-type="float">
            <text:p>15513.9</text:p>
          </table:table-cell>
          <table:table-cell table:formula="of:=[.Q19]&gt;[.R19]" office:value-type="boolean" office:boolean-value="true" calcext:value-type="boolean">
            <text:p>TRUE</text:p>
          </table:table-cell>
          <table:table-cell table:formula="of:=(1-[.R19]/[.Q19])*100" office:value-type="float" office:value="9.39703730957575" calcext:value-type="float">
            <text:p>9.397037309575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formula="of:=SUM([$addvec.C18:$addvec.ZZ18]) / COUNT([$addvec.C18:$addvec.ZZ18])" office:value-type="float" office:value="52.485" calcext:value-type="float">
            <text:p>52.485</text:p>
          </table:table-cell>
          <table:table-cell table:formula="of:=[.X19]&gt;[.Y19]" office:value-type="boolean" office:boolean-value="false" calcext:value-type="boolean">
            <text:p>FALSE</text:p>
          </table:table-cell>
          <table:table-cell table:formula="of:=(1-[.Y19]/[.X19])*100" office:value-type="float" office:value="-4.48167355414262" calcext:value-type="float">
            <text:p>-4.481673554142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formula="of:=SUM([$fdtd.C19:$fdtd.ZZ19]) / COUNT([$fdtd.C19:$fdtd.ZZ19])" office:value-type="float" office:value="665.428" calcext:value-type="float">
            <text:p>665.428</text:p>
          </table:table-cell>
          <table:table-cell table:formula="of:=[.C20]&gt;[.D20]" office:value-type="boolean" office:boolean-value="true" calcext:value-type="boolean">
            <text:p>TRUE</text:p>
          </table:table-cell>
          <table:table-cell table:formula="of:=(1-[.D20]/[.C20])*100" office:value-type="float" office:value="0.982205075467768" calcext:value-type="float">
            <text:p>0.98220507546776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9834.768" calcext:value-type="float">
            <text:p>9834.768</text:p>
          </table:table-cell>
          <table:table-cell table:formula="of:=SUM([$nw.C19:$nw.ZZ19]) / COUNT([$nw.C19:$nw.ZZ19])" office:value-type="float" office:value="9344.86" calcext:value-type="float">
            <text:p>9344.86</text:p>
          </table:table-cell>
          <table:table-cell table:formula="of:=[.J20]&gt;[.K20]" office:value-type="boolean" office:boolean-value="true" calcext:value-type="boolean">
            <text:p>TRUE</text:p>
          </table:table-cell>
          <table:table-cell table:formula="of:=(1-[.K20]/[.J20])*100" office:value-type="float" office:value="4.98138847810136" calcext:value-type="float">
            <text:p>4.981388478101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20476.35" calcext:value-type="float">
            <text:p>20476.35</text:p>
          </table:table-cell>
          <table:table-cell table:formula="of:=SUM([$ra.C19:$ra.ZZ19]) / COUNT([$ra.C19:$ra.ZZ19])" office:value-type="float" office:value="19158" calcext:value-type="float">
            <text:p>19158</text:p>
          </table:table-cell>
          <table:table-cell table:formula="of:=[.Q20]&gt;[.R20]" office:value-type="boolean" office:boolean-value="true" calcext:value-type="boolean">
            <text:p>TRUE</text:p>
          </table:table-cell>
          <table:table-cell table:formula="of:=(1-[.R20]/[.Q20])*100" office:value-type="float" office:value="6.43840332871825" calcext:value-type="float">
            <text:p>6.438403328718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formula="of:=SUM([$addvec.C19:$addvec.ZZ19]) / COUNT([$addvec.C19:$addvec.ZZ19])" office:value-type="float" office:value="58.8075" calcext:value-type="float">
            <text:p>58.8075</text:p>
          </table:table-cell>
          <table:table-cell table:formula="of:=[.X20]&gt;[.Y20]" office:value-type="boolean" office:boolean-value="false" calcext:value-type="boolean">
            <text:p>FALSE</text:p>
          </table:table-cell>
          <table:table-cell table:formula="of:=(1-[.Y20]/[.X20])*100" office:value-type="float" office:value="-7.52569225463955" calcext:value-type="float">
            <text:p>-7.525692254639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formula="of:=SUM([$fdtd.C20:$fdtd.ZZ20]) / COUNT([$fdtd.C20:$fdtd.ZZ20])" office:value-type="float" office:value="704.584" calcext:value-type="float">
            <text:p>704.584</text:p>
          </table:table-cell>
          <table:table-cell table:formula="of:=[.C21]&gt;[.D21]" office:value-type="boolean" office:boolean-value="false" calcext:value-type="boolean">
            <text:p>FALSE</text:p>
          </table:table-cell>
          <table:table-cell table:formula="of:=(1-[.D21]/[.C21])*100" office:value-type="float" office:value="-0.444726774444981" calcext:value-type="float">
            <text:p>-0.4447267744449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1889.88" calcext:value-type="float">
            <text:p>11889.88</text:p>
          </table:table-cell>
          <table:table-cell table:formula="of:=SUM([$nw.C20:$nw.ZZ20]) / COUNT([$nw.C20:$nw.ZZ20])" office:value-type="float" office:value="11304" calcext:value-type="float">
            <text:p>11304</text:p>
          </table:table-cell>
          <table:table-cell table:formula="of:=[.J21]&gt;[.K21]" office:value-type="boolean" office:boolean-value="true" calcext:value-type="boolean">
            <text:p>TRUE</text:p>
          </table:table-cell>
          <table:table-cell table:formula="of:=(1-[.K21]/[.J21])*100" office:value-type="float" office:value="4.92755183399665" calcext:value-type="float">
            <text:p>4.927551833996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24018.65" calcext:value-type="float">
            <text:p>24018.65</text:p>
          </table:table-cell>
          <table:table-cell table:formula="of:=SUM([$ra.C20:$ra.ZZ20]) / COUNT([$ra.C20:$ra.ZZ20])" office:value-type="float" office:value="23105.2" calcext:value-type="float">
            <text:p>23105.2</text:p>
          </table:table-cell>
          <table:table-cell table:formula="of:=[.Q21]&gt;[.R21]" office:value-type="boolean" office:boolean-value="true" calcext:value-type="boolean">
            <text:p>TRUE</text:p>
          </table:table-cell>
          <table:table-cell table:formula="of:=(1-[.R21]/[.Q21])*100" office:value-type="float" office:value="3.80308635164758" calcext:value-type="float">
            <text:p>3.803086351647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formula="of:=SUM([$addvec.C20:$addvec.ZZ20]) / COUNT([$addvec.C20:$addvec.ZZ20])" office:value-type="float" office:value="57.9604" calcext:value-type="float">
            <text:p>57.9604</text:p>
          </table:table-cell>
          <table:table-cell table:formula="of:=[.X21]&gt;[.Y21]" office:value-type="boolean" office:boolean-value="false" calcext:value-type="boolean">
            <text:p>FALSE</text:p>
          </table:table-cell>
          <table:table-cell table:formula="of:=(1-[.Y21]/[.X21])*100" office:value-type="float" office:value="-1.60044131729777" calcext:value-type="float">
            <text:p>-1.60044131729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7.7072" calcext:value-type="float">
            <text:p>37.7072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5.45692725308913" calcext:value-type="float">
            <text:p>-5.45692725308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28.9984" calcext:value-type="float">
            <text:p>28.9984</text:p>
          </table:table-cell>
          <table:table-cell table:formula="of:=[.J22]&gt;[.K22]" office:value-type="boolean" office:boolean-value="true" calcext:value-type="boolean">
            <text:p>TRUE</text:p>
          </table:table-cell>
          <table:table-cell table:formula="of:=(1-[.K22]/[.J22])*100" office:value-type="float" office:value="2.20400493323706" calcext:value-type="float">
            <text:p>2.204004933237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1503" calcext:value-type="float">
            <text:p>17.1503</text:p>
          </table:table-cell>
          <table:table-cell table:formula="of:=[.Q22]&gt;[.R22]" office:value-type="boolean" office:boolean-value="true" calcext:value-type="boolean">
            <text:p>TRUE</text:p>
          </table:table-cell>
          <table:table-cell table:formula="of:=(1-[.R22]/[.Q22])*100" office:value-type="float" office:value="1.53748112595519" calcext:value-type="float">
            <text:p>1.537481125955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3.5984" calcext:value-type="float">
            <text:p>23.5984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3.24507674702651" calcext:value-type="float">
            <text:p>3.245076747026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72.2321" calcext:value-type="float">
            <text:p>72.2321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7.40746468355495" calcext:value-type="float">
            <text:p>-7.407464683554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6.9111" calcext:value-type="float">
            <text:p>56.9111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1.92701192707461" calcext:value-type="float">
            <text:p>-1.927011927074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3.1115" calcext:value-type="float">
            <text:p>33.1115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2.64754179419526" calcext:value-type="float">
            <text:p>-2.647541794195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8031" calcext:value-type="float">
            <text:p>42.8031</text:p>
          </table:table-cell>
          <table:table-cell table:formula="of:=[.X23]&gt;[.Y23]" office:value-type="boolean" office:boolean-value="false" calcext:value-type="boolean">
            <text:p>FALSE</text:p>
          </table:table-cell>
          <table:table-cell table:formula="of:=(1-[.Y23]/[.X23])*100" office:value-type="float" office:value="-0.135102414648602" calcext:value-type="float">
            <text:p>-0.1351024146486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5.0736" calcext:value-type="float">
            <text:p>95.0736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1.93679613538131" calcext:value-type="float">
            <text:p>1.936796135381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81.9712" calcext:value-type="float">
            <text:p>81.9712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4.28060728411706" calcext:value-type="float">
            <text:p>-4.280607284117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7.3973" calcext:value-type="float">
            <text:p>47.3973</text:p>
          </table:table-cell>
          <table:table-cell table:formula="of:=[.Q24]&gt;[.R24]" office:value-type="boolean" office:boolean-value="false" calcext:value-type="boolean">
            <text:p>FALSE</text:p>
          </table:table-cell>
          <table:table-cell table:formula="of:=(1-[.R24]/[.Q24])*100" office:value-type="float" office:value="-0.011879724854591" calcext:value-type="float">
            <text:p>-0.0118797248545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2.3247" calcext:value-type="float">
            <text:p>62.3247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1.10934478720213" calcext:value-type="float">
            <text:p>-1.109344787202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6.622" calcext:value-type="float">
            <text:p>126.622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82226458779463" calcext:value-type="float">
            <text:p>0.8222645877946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1.71" calcext:value-type="float">
            <text:p>101.71</text:p>
          </table:table-cell>
          <table:table-cell table:formula="of:=[.J25]&gt;[.K25]" office:value-type="boolean" office:boolean-value="true" calcext:value-type="boolean">
            <text:p>TRUE</text:p>
          </table:table-cell>
          <table:table-cell table:formula="of:=(1-[.K25]/[.J25])*100" office:value-type="float" office:value="0.210156174882925" calcext:value-type="float">
            <text:p>0.21015617488292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2.0849" calcext:value-type="float">
            <text:p>62.0849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2.07776304241385" calcext:value-type="float">
            <text:p>-2.077763042413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7959" calcext:value-type="float">
            <text:p>80.7959</text:p>
          </table:table-cell>
          <table:table-cell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0.125745977758318" calcext:value-type="float">
            <text:p>-0.1257459777583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7.902" calcext:value-type="float">
            <text:p>157.902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0.232455099094908" calcext:value-type="float">
            <text:p>-0.23245509909490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4.992" calcext:value-type="float">
            <text:p>124.992</text:p>
          </table:table-cell>
          <table:table-cell table:formula="of:=[.J26]&gt;[.K26]" office:value-type="boolean" office:boolean-value="true" calcext:value-type="boolean">
            <text:p>TRUE</text:p>
          </table:table-cell>
          <table:table-cell table:formula="of:=(1-[.K26]/[.J26])*100" office:value-type="float" office:value="0.0147187753978817" calcext:value-type="float">
            <text:p>0.01471877539788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81.5014" calcext:value-type="float">
            <text:p>81.5014</text:p>
          </table:table-cell>
          <table:table-cell table:formula="of:=[.Q26]&gt;[.R26]" office:value-type="boolean" office:boolean-value="false" calcext:value-type="boolean">
            <text:p>FALSE</text:p>
          </table:table-cell>
          <table:table-cell table:formula="of:=(1-[.R26]/[.Q26])*100" office:value-type="float" office:value="-8.47527378555699" calcext:value-type="float">
            <text:p>-8.475273785556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9.2728" calcext:value-type="float">
            <text:p>99.2728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151282582809376" calcext:value-type="float">
            <text:p>0.1512825828093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533" calcext:value-type="float">
            <text:p>188.533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684812440408156" calcext:value-type="float">
            <text:p>0.68481244040815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7.45" calcext:value-type="float">
            <text:p>147.45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0.284632884789993" calcext:value-type="float">
            <text:p>-0.2846328847899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91.2668" calcext:value-type="float">
            <text:p>91.2668</text:p>
          </table:table-cell>
          <table:table-cell table:formula="of:=[.Q27]&gt;[.R27]" office:value-type="boolean" office:boolean-value="false" calcext:value-type="boolean">
            <text:p>FALSE</text:p>
          </table:table-cell>
          <table:table-cell table:formula="of:=(1-[.R27]/[.Q27])*100" office:value-type="float" office:value="-2.66138182542994" calcext:value-type="float">
            <text:p>-2.6613818254299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8.162" calcext:value-type="float">
            <text:p>118.162</text:p>
          </table:table-cell>
          <table:table-cell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0.120789586906345" calcext:value-type="float">
            <text:p>0.1207895869063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4.201" calcext:value-type="float">
            <text:p>214.201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702634520183187" calcext:value-type="float">
            <text:p>0.70263452018318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0.282" calcext:value-type="float">
            <text:p>170.282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0.382715890490126" calcext:value-type="float">
            <text:p>0.38271589049012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5.386" calcext:value-type="float">
            <text:p>105.386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0.256859089006412" calcext:value-type="float">
            <text:p>-0.2568590890064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7.906" calcext:value-type="float">
            <text:p>137.906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0.915074768304236" calcext:value-type="float">
            <text:p>-0.9150747683042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7.978" calcext:value-type="float">
            <text:p>247.978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1.04171844835048" calcext:value-type="float">
            <text:p>-1.0417184483504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1.617" calcext:value-type="float">
            <text:p>191.617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1.4110449965142" calcext:value-type="float">
            <text:p>1.411044996514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19.205" calcext:value-type="float">
            <text:p>119.205</text:p>
          </table:table-cell>
          <table:table-cell table:formula="of:=[.Q29]&gt;[.R29]" office:value-type="boolean" office:boolean-value="true" calcext:value-type="boolean">
            <text:p>TRUE</text:p>
          </table:table-cell>
          <table:table-cell table:formula="of:=(1-[.R29]/[.Q29])*100" office:value-type="float" office:value="0.927683566985704" calcext:value-type="float">
            <text:p>0.9276835669857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6.565" calcext:value-type="float">
            <text:p>156.565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0.334458877066668" calcext:value-type="float">
            <text:p>-0.334458877066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5.292" calcext:value-type="float">
            <text:p>275.292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601535250832252" calcext:value-type="float">
            <text:p>0.60153525083225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8.031" calcext:value-type="float">
            <text:p>218.031</text:p>
          </table:table-cell>
          <table:table-cell table:formula="of:=[.J30]&gt;[.K30]" office:value-type="boolean" office:boolean-value="false" calcext:value-type="boolean">
            <text:p>FALSE</text:p>
          </table:table-cell>
          <table:table-cell table:formula="of:=(1-[.K30]/[.J30])*100" office:value-type="float" office:value="-0.704647551516024" calcext:value-type="float">
            <text:p>-0.70464755151602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4.111" calcext:value-type="float">
            <text:p>134.111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03517132572477" calcext:value-type="float">
            <text:p>1.0351713257247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2.868" calcext:value-type="float">
            <text:p>172.868</text:p>
          </table:table-cell>
          <table:table-cell table:formula="of:=[.X30]&gt;[.Y30]" office:value-type="boolean" office:boolean-value="true" calcext:value-type="boolean">
            <text:p>TRUE</text:p>
          </table:table-cell>
          <table:table-cell table:formula="of:=(1-[.Y30]/[.X30])*100" office:value-type="float" office:value="1.20970507152622" calcext:value-type="float">
            <text:p>1.2097050715262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418.46" calcext:value-type="float">
            <text:p>1418.46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16.758312373168" calcext:value-type="float">
            <text:p>16.758312373168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90.942" calcext:value-type="float">
            <text:p>490.942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3.9800910727523" calcext:value-type="float">
            <text:p>-3.980091072752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90.276" calcext:value-type="float">
            <text:p>190.276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16.6562638111595" calcext:value-type="float">
            <text:p>16.6562638111595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6.645" calcext:value-type="float">
            <text:p>196.645</text:p>
          </table:table-cell>
          <table:table-cell table:formula="of:=[.X31]&gt;[.Y31]" office:value-type="boolean" office:boolean-value="true" calcext:value-type="boolean">
            <text:p>TRUE</text:p>
          </table:table-cell>
          <table:table-cell table:formula="of:=(1-[.Y31]/[.X31])*100" office:value-type="float" office:value="0.89776360403655" calcext:value-type="float">
            <text:p>0.8977636040365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formula="of:=SUM([$fdtd.C31:$fdtd.ZZ31]) / COUNT([$fdtd.C31:$fdtd.ZZ31])" office:value-type="float" office:value="1703.16" calcext:value-type="float">
            <text:p>1703.16</text:p>
          </table:table-cell>
          <table:table-cell table:formula="of:=[.C32]&gt;[.D32]" office:value-type="boolean" office:boolean-value="true" calcext:value-type="boolean">
            <text:p>TRUE</text:p>
          </table:table-cell>
          <table:table-cell table:formula="of:=(1-[.D32]/[.C32])*100" office:value-type="float" office:value="10.2852534506381" calcext:value-type="float">
            <text:p>10.285253450638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6419.62" calcext:value-type="float">
            <text:p>6419.62</text:p>
          </table:table-cell>
          <table:table-cell table:formula="of:=SUM([$nw.C31:$nw.ZZ31]) / COUNT([$nw.C31:$nw.ZZ31])" office:value-type="float" office:value="5973.41" calcext:value-type="float">
            <text:p>5973.41</text:p>
          </table:table-cell>
          <table:table-cell table:formula="of:=[.J32]&gt;[.K32]" office:value-type="boolean" office:boolean-value="true" calcext:value-type="boolean">
            <text:p>TRUE</text:p>
          </table:table-cell>
          <table:table-cell table:formula="of:=(1-[.K32]/[.J32])*100" office:value-type="float" office:value="6.9507229399871" calcext:value-type="float">
            <text:p>6.950722939987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390.7965" calcext:value-type="float">
            <text:p>390.7965</text:p>
          </table:table-cell>
          <table:table-cell table:formula="of:=SUM([$ra.C31:$ra.ZZ31]) / COUNT([$ra.C31:$ra.ZZ31])" office:value-type="float" office:value="390.573" calcext:value-type="float">
            <text:p>390.573</text:p>
          </table:table-cell>
          <table:table-cell table:formula="of:=[.Q32]&gt;[.R32]" office:value-type="boolean" office:boolean-value="true" calcext:value-type="boolean">
            <text:p>TRUE</text:p>
          </table:table-cell>
          <table:table-cell table:formula="of:=(1-[.R32]/[.Q32])*100" office:value-type="float" office:value="0.0571908909112739" calcext:value-type="float">
            <text:p>0.057190890911274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formula="of:=SUM([$addvec.C31:$addvec.ZZ31]) / COUNT([$addvec.C31:$addvec.ZZ31])" office:value-type="float" office:value="232.603" calcext:value-type="float">
            <text:p>232.603</text:p>
          </table:table-cell>
          <table:table-cell table:formula="of:=[.X32]&gt;[.Y32]" office:value-type="boolean" office:boolean-value="false" calcext:value-type="boolean">
            <text:p>FALSE</text:p>
          </table:table-cell>
          <table:table-cell table:formula="of:=(1-[.Y32]/[.X32])*100" office:value-type="float" office:value="-0.705579389479216" calcext:value-type="float">
            <text:p>-0.7055793894792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formula="of:=SUM([$fdtd.C32:$fdtd.ZZ32]) / COUNT([$fdtd.C32:$fdtd.ZZ32])" office:value-type="float" office:value="2264.95" calcext:value-type="float">
            <text:p>2264.95</text:p>
          </table:table-cell>
          <table:table-cell table:formula="of:=[.C33]&gt;[.D33]" office:value-type="boolean" office:boolean-value="false" calcext:value-type="boolean">
            <text:p>FALSE</text:p>
          </table:table-cell>
          <table:table-cell table:formula="of:=(1-[.D33]/[.C33])*100" office:value-type="float" office:value="-9.56342967710726" calcext:value-type="float">
            <text:p>-9.5634296771072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1426.84" calcext:value-type="float">
            <text:p>21426.84</text:p>
          </table:table-cell>
          <table:table-cell table:formula="of:=SUM([$nw.C32:$nw.ZZ32]) / COUNT([$nw.C32:$nw.ZZ32])" office:value-type="float" office:value="23089.8" calcext:value-type="float">
            <text:p>23089.8</text:p>
          </table:table-cell>
          <table:table-cell table:formula="of:=[.J33]&gt;[.K33]" office:value-type="boolean" office:boolean-value="false" calcext:value-type="boolean">
            <text:p>FALSE</text:p>
          </table:table-cell>
          <table:table-cell table:formula="of:=(1-[.K33]/[.J33])*100" office:value-type="float" office:value="-7.76110709745346" calcext:value-type="float">
            <text:p>-7.7611070974534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501.5376" calcext:value-type="float">
            <text:p>501.5376</text:p>
          </table:table-cell>
          <table:table-cell table:formula="of:=SUM([$ra.C32:$ra.ZZ32]) / COUNT([$ra.C32:$ra.ZZ32])" office:value-type="float" office:value="484.797" calcext:value-type="float">
            <text:p>484.797</text:p>
          </table:table-cell>
          <table:table-cell table:formula="of:=[.Q33]&gt;[.R33]" office:value-type="boolean" office:boolean-value="true" calcext:value-type="boolean">
            <text:p>TRUE</text:p>
          </table:table-cell>
          <table:table-cell table:formula="of:=(1-[.R33]/[.Q33])*100" office:value-type="float" office:value="3.33785542699091" calcext:value-type="float">
            <text:p>3.337855426990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formula="of:=SUM([$addvec.C32:$addvec.ZZ32]) / COUNT([$addvec.C32:$addvec.ZZ32])" office:value-type="float" office:value="270.478" calcext:value-type="float">
            <text:p>270.478</text:p>
          </table:table-cell>
          <table:table-cell table:formula="of:=[.X33]&gt;[.Y33]" office:value-type="boolean" office:boolean-value="false" calcext:value-type="boolean">
            <text:p>FALSE</text:p>
          </table:table-cell>
          <table:table-cell table:formula="of:=(1-[.Y33]/[.X33])*100" office:value-type="float" office:value="-0.18056190865976" calcext:value-type="float">
            <text:p>-0.180561908659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formula="of:=SUM([$fdtd.C33:$fdtd.ZZ33]) / COUNT([$fdtd.C33:$fdtd.ZZ33])" office:value-type="float" office:value="2434.71" calcext:value-type="float">
            <text:p>2434.71</text:p>
          </table:table-cell>
          <table:table-cell table:formula="of:=[.C34]&gt;[.D34]" office:value-type="boolean" office:boolean-value="false" calcext:value-type="boolean">
            <text:p>FALSE</text:p>
          </table:table-cell>
          <table:table-cell table:formula="of:=(1-[.D34]/[.C34])*100" office:value-type="float" office:value="-8.17149734737226" calcext:value-type="float">
            <text:p>-8.1714973473722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35976.23" calcext:value-type="float">
            <text:p>35976.23</text:p>
          </table:table-cell>
          <table:table-cell table:formula="of:=SUM([$nw.C33:$nw.ZZ33]) / COUNT([$nw.C33:$nw.ZZ33])" office:value-type="float" office:value="36325.7" calcext:value-type="float">
            <text:p>36325.7</text:p>
          </table:table-cell>
          <table:table-cell table:formula="of:=[.J34]&gt;[.K34]" office:value-type="boolean" office:boolean-value="false" calcext:value-type="boolean">
            <text:p>FALSE</text:p>
          </table:table-cell>
          <table:table-cell table:formula="of:=(1-[.K34]/[.J34])*100" office:value-type="float" office:value="-0.971391388147125" calcext:value-type="float">
            <text:p>-0.97139138814712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898.0944" calcext:value-type="float">
            <text:p>898.0944</text:p>
          </table:table-cell>
          <table:table-cell table:formula="of:=SUM([$ra.C33:$ra.ZZ33]) / COUNT([$ra.C33:$ra.ZZ33])" office:value-type="float" office:value="985.129" calcext:value-type="float">
            <text:p>985.129</text:p>
          </table:table-cell>
          <table:table-cell table:formula="of:=[.Q34]&gt;[.R34]" office:value-type="boolean" office:boolean-value="false" calcext:value-type="boolean">
            <text:p>FALSE</text:p>
          </table:table-cell>
          <table:table-cell table:formula="of:=(1-[.R34]/[.Q34])*100" office:value-type="float" office:value="-9.69103025249907" calcext:value-type="float">
            <text:p>-9.6910302524990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formula="of:=SUM([$addvec.C33:$addvec.ZZ33]) / COUNT([$addvec.C33:$addvec.ZZ33])" office:value-type="float" office:value="304.089" calcext:value-type="float">
            <text:p>304.089</text:p>
          </table:table-cell>
          <table:table-cell table:formula="of:=[.X34]&gt;[.Y34]" office:value-type="boolean" office:boolean-value="false" calcext:value-type="boolean">
            <text:p>FALSE</text:p>
          </table:table-cell>
          <table:table-cell table:formula="of:=(1-[.Y34]/[.X34])*100" office:value-type="float" office:value="-1.61402050198005" calcext:value-type="float">
            <text:p>-1.614020501980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formula="of:=SUM([$fdtd.C34:$fdtd.ZZ34]) / COUNT([$fdtd.C34:$fdtd.ZZ34])" office:value-type="float" office:value="2659.75" calcext:value-type="float">
            <text:p>2659.75</text:p>
          </table:table-cell>
          <table:table-cell table:formula="of:=[.C35]&gt;[.D35]" office:value-type="boolean" office:boolean-value="false" calcext:value-type="boolean">
            <text:p>FALSE</text:p>
          </table:table-cell>
          <table:table-cell table:formula="of:=(1-[.D35]/[.C35])*100" office:value-type="float" office:value="-10.5134330069834" calcext:value-type="float">
            <text:p>-10.513433006983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86245.1" calcext:value-type="float">
            <text:p>86245.1</text:p>
          </table:table-cell>
          <table:table-cell table:formula="of:=SUM([$nw.C34:$nw.ZZ34]) / COUNT([$nw.C34:$nw.ZZ34])" office:value-type="float" office:value="81492.6" calcext:value-type="float">
            <text:p>81492.6</text:p>
          </table:table-cell>
          <table:table-cell table:formula="of:=[.J35]&gt;[.K35]" office:value-type="boolean" office:boolean-value="true" calcext:value-type="boolean">
            <text:p>TRUE</text:p>
          </table:table-cell>
          <table:table-cell table:formula="of:=(1-[.K35]/[.J35])*100" office:value-type="float" office:value="5.51045798543918" calcext:value-type="float">
            <text:p>5.5104579854391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799.982" calcext:value-type="float">
            <text:p>1799.982</text:p>
          </table:table-cell>
          <table:table-cell table:formula="of:=SUM([$ra.C34:$ra.ZZ34]) / COUNT([$ra.C34:$ra.ZZ34])" office:value-type="float" office:value="1783.86" calcext:value-type="float">
            <text:p>1783.86</text:p>
          </table:table-cell>
          <table:table-cell table:formula="of:=[.Q35]&gt;[.R35]" office:value-type="boolean" office:boolean-value="true" calcext:value-type="boolean">
            <text:p>TRUE</text:p>
          </table:table-cell>
          <table:table-cell table:formula="of:=(1-[.R35]/[.Q35])*100" office:value-type="float" office:value="0.895675623422931" calcext:value-type="float">
            <text:p>0.89567562342293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formula="of:=SUM([$addvec.C34:$addvec.ZZ34]) / COUNT([$addvec.C34:$addvec.ZZ34])" office:value-type="float" office:value="336.748" calcext:value-type="float">
            <text:p>336.748</text:p>
          </table:table-cell>
          <table:table-cell table:formula="of:=[.X35]&gt;[.Y35]" office:value-type="boolean" office:boolean-value="true" calcext:value-type="boolean">
            <text:p>TRUE</text:p>
          </table:table-cell>
          <table:table-cell table:formula="of:=(1-[.Y35]/[.X35])*100" office:value-type="float" office:value="0.755120241006613" calcext:value-type="float">
            <text:p>0.7551202410066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formula="of:=SUM([$fdtd.C35:$fdtd.ZZ35]) / COUNT([$fdtd.C35:$fdtd.ZZ35])" office:value-type="float" office:value="4909.18" calcext:value-type="float">
            <text:p>4909.18</text:p>
          </table:table-cell>
          <table:table-cell table:formula="of:=[.C36]&gt;[.D36]" office:value-type="boolean" office:boolean-value="true" calcext:value-type="boolean">
            <text:p>TRUE</text:p>
          </table:table-cell>
          <table:table-cell table:formula="of:=(1-[.D36]/[.C36])*100" office:value-type="float" office:value="0.0729935030490014" calcext:value-type="float">
            <text:p>0.0729935030490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12316.9" calcext:value-type="float">
            <text:p>112316.9</text:p>
          </table:table-cell>
          <table:table-cell table:formula="of:=SUM([$nw.C35:$nw.ZZ35]) / COUNT([$nw.C35:$nw.ZZ35])" office:value-type="float" office:value="110943" calcext:value-type="float">
            <text:p>110943</text:p>
          </table:table-cell>
          <table:table-cell table:formula="of:=[.J36]&gt;[.K36]" office:value-type="boolean" office:boolean-value="true" calcext:value-type="boolean">
            <text:p>TRUE</text:p>
          </table:table-cell>
          <table:table-cell table:formula="of:=(1-[.K36]/[.J36])*100" office:value-type="float" office:value="1.22323532789811" calcext:value-type="float">
            <text:p>1.2232353278981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2912.6" calcext:value-type="float">
            <text:p>12912.6</text:p>
          </table:table-cell>
          <table:table-cell table:formula="of:=SUM([$ra.C35:$ra.ZZ35]) / COUNT([$ra.C35:$ra.ZZ35])" office:value-type="float" office:value="11479.9" calcext:value-type="float">
            <text:p>11479.9</text:p>
          </table:table-cell>
          <table:table-cell table:formula="of:=[.Q36]&gt;[.R36]" office:value-type="boolean" office:boolean-value="true" calcext:value-type="boolean">
            <text:p>TRUE</text:p>
          </table:table-cell>
          <table:table-cell table:formula="of:=(1-[.R36]/[.Q36])*100" office:value-type="float" office:value="11.0953642178957" calcext:value-type="float">
            <text:p>11.095364217895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formula="of:=SUM([$addvec.C35:$addvec.ZZ35]) / COUNT([$addvec.C35:$addvec.ZZ35])" office:value-type="float" office:value="375.583" calcext:value-type="float">
            <text:p>375.583</text:p>
          </table:table-cell>
          <table:table-cell table:formula="of:=[.X36]&gt;[.Y36]" office:value-type="boolean" office:boolean-value="false" calcext:value-type="boolean">
            <text:p>FALSE</text:p>
          </table:table-cell>
          <table:table-cell table:formula="of:=(1-[.Y36]/[.X36])*100" office:value-type="float" office:value="-2.99559067875139" calcext:value-type="float">
            <text:p>-2.995590678751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formula="of:=SUM([$fdtd.C36:$fdtd.ZZ36]) / COUNT([$fdtd.C36:$fdtd.ZZ36])" office:value-type="float" office:value="5236.59" calcext:value-type="float">
            <text:p>5236.59</text:p>
          </table:table-cell>
          <table:table-cell table:formula="of:=[.C37]&gt;[.D37]" office:value-type="boolean" office:boolean-value="true" calcext:value-type="boolean">
            <text:p>TRUE</text:p>
          </table:table-cell>
          <table:table-cell table:formula="of:=(1-[.D37]/[.C37])*100" office:value-type="float" office:value="0.250564598959502" calcext:value-type="float">
            <text:p>0.25056459895950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46327.1" calcext:value-type="float">
            <text:p>146327.1</text:p>
          </table:table-cell>
          <table:table-cell table:formula="of:=SUM([$nw.C36:$nw.ZZ36]) / COUNT([$nw.C36:$nw.ZZ36])" office:value-type="float" office:value="147735" calcext:value-type="float">
            <text:p>147735</text:p>
          </table:table-cell>
          <table:table-cell table:formula="of:=[.J37]&gt;[.K37]" office:value-type="boolean" office:boolean-value="false" calcext:value-type="boolean">
            <text:p>FALSE</text:p>
          </table:table-cell>
          <table:table-cell table:formula="of:=(1-[.K37]/[.J37])*100" office:value-type="float" office:value="-0.96215943594864" calcext:value-type="float">
            <text:p>-0.9621594359486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52268.41" calcext:value-type="float">
            <text:p>52268.41</text:p>
          </table:table-cell>
          <table:table-cell table:formula="of:=SUM([$ra.C36:$ra.ZZ36]) / COUNT([$ra.C36:$ra.ZZ36])" office:value-type="float" office:value="51158" calcext:value-type="float">
            <text:p>51158</text:p>
          </table:table-cell>
          <table:table-cell table:formula="of:=[.Q37]&gt;[.R37]" office:value-type="boolean" office:boolean-value="true" calcext:value-type="boolean">
            <text:p>TRUE</text:p>
          </table:table-cell>
          <table:table-cell table:formula="of:=(1-[.R37]/[.Q37])*100" office:value-type="float" office:value="2.12443806880676" calcext:value-type="float">
            <text:p>2.1244380688067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formula="of:=SUM([$addvec.C36:$addvec.ZZ36]) / COUNT([$addvec.C36:$addvec.ZZ36])" office:value-type="float" office:value="402.545" calcext:value-type="float">
            <text:p>402.545</text:p>
          </table:table-cell>
          <table:table-cell table:formula="of:=[.X37]&gt;[.Y37]" office:value-type="boolean" office:boolean-value="true" calcext:value-type="boolean">
            <text:p>TRUE</text:p>
          </table:table-cell>
          <table:table-cell table:formula="of:=(1-[.Y37]/[.X37])*100" office:value-type="float" office:value="0.721654391644677" calcext:value-type="float">
            <text:p>0.72165439164467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formula="of:=SUM([$fdtd.C37:$fdtd.ZZ37]) / COUNT([$fdtd.C37:$fdtd.ZZ37])" office:value-type="float" office:value="5595.08" calcext:value-type="float">
            <text:p>5595.08</text:p>
          </table:table-cell>
          <table:table-cell table:formula="of:=[.C38]&gt;[.D38]" office:value-type="boolean" office:boolean-value="false" calcext:value-type="boolean">
            <text:p>FALSE</text:p>
          </table:table-cell>
          <table:table-cell table:formula="of:=(1-[.D38]/[.C38])*100" office:value-type="float" office:value="-0.0302678859875005" calcext:value-type="float">
            <text:p>-0.03026788598750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76644.1" calcext:value-type="float">
            <text:p>176644.1</text:p>
          </table:table-cell>
          <table:table-cell table:formula="of:=SUM([$nw.C37:$nw.ZZ37]) / COUNT([$nw.C37:$nw.ZZ37])" office:value-type="float" office:value="172461" calcext:value-type="float">
            <text:p>172461</text:p>
          </table:table-cell>
          <table:table-cell table:formula="of:=[.J38]&gt;[.K38]" office:value-type="boolean" office:boolean-value="true" calcext:value-type="boolean">
            <text:p>TRUE</text:p>
          </table:table-cell>
          <table:table-cell table:formula="of:=(1-[.K38]/[.J38])*100" office:value-type="float" office:value="2.36809494344844" calcext:value-type="float">
            <text:p>2.3680949434484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82374.56" calcext:value-type="float">
            <text:p>82374.56</text:p>
          </table:table-cell>
          <table:table-cell table:formula="of:=SUM([$ra.C37:$ra.ZZ37]) / COUNT([$ra.C37:$ra.ZZ37])" office:value-type="float" office:value="80899.6" calcext:value-type="float">
            <text:p>80899.6</text:p>
          </table:table-cell>
          <table:table-cell table:formula="of:=[.Q38]&gt;[.R38]" office:value-type="boolean" office:boolean-value="true" calcext:value-type="boolean">
            <text:p>TRUE</text:p>
          </table:table-cell>
          <table:table-cell table:formula="of:=(1-[.R38]/[.Q38])*100" office:value-type="float" office:value="1.79055281145052" calcext:value-type="float">
            <text:p>1.7905528114505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formula="of:=SUM([$addvec.C37:$addvec.ZZ37]) / COUNT([$addvec.C37:$addvec.ZZ37])" office:value-type="float" office:value="435.476" calcext:value-type="float">
            <text:p>435.476</text:p>
          </table:table-cell>
          <table:table-cell table:formula="of:=[.X38]&gt;[.Y38]" office:value-type="boolean" office:boolean-value="false" calcext:value-type="boolean">
            <text:p>FALSE</text:p>
          </table:table-cell>
          <table:table-cell table:formula="of:=(1-[.Y38]/[.X38])*100" office:value-type="float" office:value="-1.97357251961665" calcext:value-type="float">
            <text:p>-1.973572519616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formula="of:=SUM([$fdtd.C38:$fdtd.ZZ38]) / COUNT([$fdtd.C38:$fdtd.ZZ38])" office:value-type="float" office:value="5881.16" calcext:value-type="float">
            <text:p>5881.16</text:p>
          </table:table-cell>
          <table:table-cell table:formula="of:=[.C39]&gt;[.D39]" office:value-type="boolean" office:boolean-value="true" calcext:value-type="boolean">
            <text:p>TRUE</text:p>
          </table:table-cell>
          <table:table-cell table:formula="of:=(1-[.D39]/[.C39])*100" office:value-type="float" office:value="0.429608899295442" calcext:value-type="float">
            <text:p>0.42960889929544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209631.6" calcext:value-type="float">
            <text:p>209631.6</text:p>
          </table:table-cell>
          <table:table-cell table:formula="of:=SUM([$nw.C38:$nw.ZZ38]) / COUNT([$nw.C38:$nw.ZZ38])" office:value-type="float" office:value="209054" calcext:value-type="float">
            <text:p>209054</text:p>
          </table:table-cell>
          <table:table-cell table:formula="of:=[.J39]&gt;[.K39]" office:value-type="boolean" office:boolean-value="true" calcext:value-type="boolean">
            <text:p>TRUE</text:p>
          </table:table-cell>
          <table:table-cell table:formula="of:=(1-[.K39]/[.J39])*100" office:value-type="float" office:value="0.275530979108118" calcext:value-type="float">
            <text:p>0.27553097910811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98488.4" calcext:value-type="float">
            <text:p>98488.4</text:p>
          </table:table-cell>
          <table:table-cell table:formula="of:=SUM([$ra.C38:$ra.ZZ38]) / COUNT([$ra.C38:$ra.ZZ38])" office:value-type="float" office:value="110791" calcext:value-type="float">
            <text:p>110791</text:p>
          </table:table-cell>
          <table:table-cell table:formula="of:=[.Q39]&gt;[.R39]" office:value-type="boolean" office:boolean-value="false" calcext:value-type="boolean">
            <text:p>FALSE</text:p>
          </table:table-cell>
          <table:table-cell table:formula="of:=(1-[.R39]/[.Q39])*100" office:value-type="float" office:value="-12.4914203093969" calcext:value-type="float">
            <text:p>-12.491420309396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formula="of:=SUM([$addvec.C38:$addvec.ZZ38]) / COUNT([$addvec.C38:$addvec.ZZ38])" office:value-type="float" office:value="474.042" calcext:value-type="float">
            <text:p>474.042</text:p>
          </table:table-cell>
          <table:table-cell table:formula="of:=[.X39]&gt;[.Y39]" office:value-type="boolean" office:boolean-value="false" calcext:value-type="boolean">
            <text:p>FALSE</text:p>
          </table:table-cell>
          <table:table-cell table:formula="of:=(1-[.Y39]/[.X39])*100" office:value-type="float" office:value="-0.214766161951729" calcext:value-type="float">
            <text:p>-0.21476616195172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formula="of:=SUM([$fdtd.C39:$fdtd.ZZ39]) / COUNT([$fdtd.C39:$fdtd.ZZ39])" office:value-type="float" office:value="6178.47" calcext:value-type="float">
            <text:p>6178.47</text:p>
          </table:table-cell>
          <table:table-cell table:formula="of:=[.C40]&gt;[.D40]" office:value-type="boolean" office:boolean-value="true" calcext:value-type="boolean">
            <text:p>TRUE</text:p>
          </table:table-cell>
          <table:table-cell table:formula="of:=(1-[.D40]/[.C40])*100" office:value-type="float" office:value="0.878421824725051" calcext:value-type="float">
            <text:p>0.87842182472505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42557.4" calcext:value-type="float">
            <text:p>242557.4</text:p>
          </table:table-cell>
          <table:table-cell table:formula="of:=SUM([$nw.C39:$nw.ZZ39]) / COUNT([$nw.C39:$nw.ZZ39])" office:value-type="float" office:value="243480" calcext:value-type="float">
            <text:p>243480</text:p>
          </table:table-cell>
          <table:table-cell table:formula="of:=[.J40]&gt;[.K40]" office:value-type="boolean" office:boolean-value="false" calcext:value-type="boolean">
            <text:p>FALSE</text:p>
          </table:table-cell>
          <table:table-cell table:formula="of:=(1-[.K40]/[.J40])*100" office:value-type="float" office:value="-0.380363575796916" calcext:value-type="float">
            <text:p>-0.38036357579691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132228.72" calcext:value-type="float">
            <text:p>132228.72</text:p>
          </table:table-cell>
          <table:table-cell table:formula="of:=SUM([$ra.C39:$ra.ZZ39]) / COUNT([$ra.C39:$ra.ZZ39])" office:value-type="float" office:value="140386" calcext:value-type="float">
            <text:p>140386</text:p>
          </table:table-cell>
          <table:table-cell table:formula="of:=[.Q40]&gt;[.R40]" office:value-type="boolean" office:boolean-value="false" calcext:value-type="boolean">
            <text:p>FALSE</text:p>
          </table:table-cell>
          <table:table-cell table:formula="of:=(1-[.R40]/[.Q40])*100" office:value-type="float" office:value="-6.16906826293109" calcext:value-type="float">
            <text:p>-6.1690682629310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formula="of:=SUM([$addvec.C39:$addvec.ZZ39]) / COUNT([$addvec.C39:$addvec.ZZ39])" office:value-type="float" office:value="505.914" calcext:value-type="float">
            <text:p>505.914</text:p>
          </table:table-cell>
          <table:table-cell table:formula="of:=[.X40]&gt;[.Y40]" office:value-type="boolean" office:boolean-value="false" calcext:value-type="boolean">
            <text:p>FALSE</text:p>
          </table:table-cell>
          <table:table-cell table:formula="of:=(1-[.Y40]/[.X40])*100" office:value-type="float" office:value="-2.53688155037797" calcext:value-type="float">
            <text:p>-2.536881550377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39" table:formula="of:=SUM([$fdtd.C40:$fdtd.ZZ40]) / COUNT([$fdtd.C40:$fdtd.ZZ40])" office:value-type="float" office:value="6550.02" calcext:value-type="float">
            <text:p>6550.02</text:p>
          </table:table-cell>
          <table:table-cell table:style-name="ce43" table:formula="of:=[.C41]&gt;[.D41]" office:value-type="boolean" office:boolean-value="true" calcext:value-type="boolean">
            <text:p>TRUE</text:p>
          </table:table-cell>
          <table:table-cell table:style-name="ce47" table:formula="of:=(1-[.D41]/[.C41])*100" office:value-type="float" office:value="0.411807322522584" calcext:value-type="float">
            <text:p>0.41180732252258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39" table:formula="of:=SUM([$nw.C40:$nw.ZZ40]) / COUNT([$nw.C40:$nw.ZZ40])" office:value-type="float" office:value="284081" calcext:value-type="float">
            <text:p>284081</text:p>
          </table:table-cell>
          <table:table-cell table:style-name="ce43" table:formula="of:=[.J41]&gt;[.K41]" office:value-type="boolean" office:boolean-value="false" calcext:value-type="boolean">
            <text:p>FALSE</text:p>
          </table:table-cell>
          <table:table-cell table:style-name="ce47" table:formula="of:=(1-[.K41]/[.J41])*100" office:value-type="float" office:value="-4.21766770866847" calcext:value-type="float">
            <text:p>-4.217667708668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161746.4" calcext:value-type="float">
            <text:p>161746.4</text:p>
          </table:table-cell>
          <table:table-cell table:formula="of:=SUM([$ra.C40:$ra.ZZ40]) / COUNT([$ra.C40:$ra.ZZ40])" office:value-type="float" office:value="173593" calcext:value-type="float">
            <text:p>173593</text:p>
          </table:table-cell>
          <table:table-cell table:style-name="ce43" table:formula="of:=[.Q41]&gt;[.R41]" office:value-type="boolean" office:boolean-value="false" calcext:value-type="boolean">
            <text:p>FALSE</text:p>
          </table:table-cell>
          <table:table-cell table:style-name="ce47" table:formula="of:=(1-[.R41]/[.Q41])*100" office:value-type="float" office:value="-7.32418155829127" calcext:value-type="float">
            <text:p>-7.3241815582912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formula="of:=SUM([$addvec.C40:$addvec.ZZ40]) / COUNT([$addvec.C40:$addvec.ZZ40])" office:value-type="float" office:value="544.006" calcext:value-type="float">
            <text:p>544.006</text:p>
          </table:table-cell>
          <table:table-cell table:formula="of:=[.X41]&gt;[.Y41]" office:value-type="boolean" office:boolean-value="false" calcext:value-type="boolean">
            <text:p>FALSE</text:p>
          </table:table-cell>
          <table:table-cell table:style-name="ce47" table:formula="of:=(1-[.Y41]/[.X41])*100" office:value-type="float" office:value="-0.445945536741021" calcext:value-type="float">
            <text:p>-0.445945536741021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17" office:value-type="float" office:value="32.3397" calcext:value-type="float">
            <text:p>32.3397</text:p>
          </table:table-cell>
          <table:table-cell table:style-name="ce17" office:value-type="float" office:value="34.7995" calcext:value-type="float">
            <text:p>34.7995</text:p>
          </table:table-cell>
          <table:table-cell table:style-name="ce1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1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4.8266" calcext:value-type="float">
            <text:p>44.8266</text:p>
          </table:table-cell>
          <table:table-cell table:style-name="ce17" office:value-type="float" office:value="44.3529" calcext:value-type="float">
            <text:p>44.3529</text:p>
          </table:table-cell>
          <table:table-cell table:style-name="ce17" office:value-type="float" office:value="45.0191" calcext:value-type="float">
            <text:p>45.0191</text:p>
          </table:table-cell>
          <table:table-cell table:style-name="ce17" office:value-type="float" office:value="46.8303" calcext:value-type="float">
            <text:p>46.8303</text:p>
          </table:table-cell>
          <table:table-cell table:style-name="ce17" office:value-type="float" office:value="45.4619" calcext:value-type="float">
            <text:p>45.4619</text:p>
          </table:table-cell>
          <table:table-cell table:style-name="ce1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.1431" calcext:value-type="float">
            <text:p>68.1431</text:p>
          </table:table-cell>
          <table:table-cell table:style-name="ce17" office:value-type="float" office:value="69.0171" calcext:value-type="float">
            <text:p>69.0171</text:p>
          </table:table-cell>
          <table:table-cell table:style-name="ce17" office:value-type="float" office:value="69.2588" calcext:value-type="float">
            <text:p>69.2588</text:p>
          </table:table-cell>
          <table:table-cell table:style-name="ce17" office:value-type="float" office:value="68.062" calcext:value-type="float">
            <text:p>68.062</text:p>
          </table:table-cell>
          <table:table-cell table:style-name="ce17" office:value-type="float" office:value="83.7612" calcext:value-type="float">
            <text:p>83.7612</text:p>
          </table:table-cell>
          <table:table-cell table:style-name="ce17" office:value-type="float" office:value="69.08" calcext:value-type="float">
            <text:p>69.08</text:p>
          </table:table-cell>
          <table:table-cell table:style-name="ce17" office:value-type="float" office:value="68.2127" calcext:value-type="float">
            <text:p>68.2127</text:p>
          </table:table-cell>
          <table:table-cell table:style-name="ce17" office:value-type="float" office:value="68.6293" calcext:value-type="float">
            <text:p>68.6293</text:p>
          </table:table-cell>
          <table:table-cell table:style-name="ce17" office:value-type="float" office:value="85.597" calcext:value-type="float">
            <text:p>85.597</text:p>
          </table:table-cell>
          <table:table-cell table:style-name="ce1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63.099" calcext:value-type="float">
            <text:p>163.099</text:p>
          </table:table-cell>
          <table:table-cell table:style-name="ce17" office:value-type="float" office:value="164.567" calcext:value-type="float">
            <text:p>164.567</text:p>
          </table:table-cell>
          <table:table-cell table:style-name="ce17" office:value-type="float" office:value="162.871" calcext:value-type="float">
            <text:p>162.871</text:p>
          </table:table-cell>
          <table:table-cell table:style-name="ce17" office:value-type="float" office:value="219.542" calcext:value-type="float">
            <text:p>219.542</text:p>
          </table:table-cell>
          <table:table-cell table:style-name="ce17" office:value-type="float" office:value="161.882" calcext:value-type="float">
            <text:p>161.882</text:p>
          </table:table-cell>
          <table:table-cell table:style-name="ce1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8.055" calcext:value-type="float">
            <text:p>608.055</text:p>
          </table:table-cell>
          <table:table-cell table:style-name="ce17" office:value-type="float" office:value="613.548" calcext:value-type="float">
            <text:p>613.548</text:p>
          </table:table-cell>
          <table:table-cell table:style-name="ce17" office:value-type="float" office:value="730.289" calcext:value-type="float">
            <text:p>730.289</text:p>
          </table:table-cell>
          <table:table-cell table:style-name="ce17" office:value-type="float" office:value="702.345" calcext:value-type="float">
            <text:p>702.345</text:p>
          </table:table-cell>
          <table:table-cell table:style-name="ce17" office:value-type="float" office:value="612.882" calcext:value-type="float">
            <text:p>612.882</text:p>
          </table:table-cell>
          <table:table-cell table:style-name="ce1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3354.8" calcext:value-type="float">
            <text:p>3354.8</text:p>
          </table:table-cell>
          <table:table-cell table:style-name="ce17" office:value-type="float" office:value="3267.14" calcext:value-type="float">
            <text:p>3267.14</text:p>
          </table:table-cell>
          <table:table-cell table:style-name="ce17" office:value-type="float" office:value="3279.01" calcext:value-type="float">
            <text:p>3279.01</text:p>
          </table:table-cell>
          <table:table-cell table:style-name="ce17" office:value-type="float" office:value="4417.13" calcext:value-type="float">
            <text:p>4417.13</text:p>
          </table:table-cell>
          <table:table-cell table:style-name="ce17" office:value-type="float" office:value="3276.61" calcext:value-type="float">
            <text:p>3276.61</text:p>
          </table:table-cell>
          <table:table-cell table:style-name="ce1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5560.08" calcext:value-type="float">
            <text:p>5560.08</text:p>
          </table:table-cell>
          <table:table-cell table:style-name="ce17" office:value-type="float" office:value="5585.11" calcext:value-type="float">
            <text:p>5585.11</text:p>
          </table:table-cell>
          <table:table-cell table:style-name="ce17" office:value-type="float" office:value="5622.72" calcext:value-type="float">
            <text:p>5622.72</text:p>
          </table:table-cell>
          <table:table-cell table:style-name="ce17" office:value-type="float" office:value="6056.14" calcext:value-type="float">
            <text:p>6056.14</text:p>
          </table:table-cell>
          <table:table-cell table:style-name="ce17" office:value-type="float" office:value="7121.42" calcext:value-type="float">
            <text:p>7121.42</text:p>
          </table:table-cell>
          <table:table-cell table:style-name="ce1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2277.9" calcext:value-type="float">
            <text:p>12277.9</text:p>
          </table:table-cell>
          <table:table-cell table:style-name="ce17" office:value-type="float" office:value="11901.6" calcext:value-type="float">
            <text:p>11901.6</text:p>
          </table:table-cell>
          <table:table-cell table:style-name="ce17" office:value-type="float" office:value="12376.3" calcext:value-type="float">
            <text:p>12376.3</text:p>
          </table:table-cell>
          <table:table-cell table:style-name="ce17" office:value-type="float" office:value="14252.7" calcext:value-type="float">
            <text:p>14252.7</text:p>
          </table:table-cell>
          <table:table-cell table:style-name="ce17" office:value-type="float" office:value="12149.9" calcext:value-type="float">
            <text:p>12149.9</text:p>
          </table:table-cell>
          <table:table-cell table:style-name="ce1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7109.9" calcext:value-type="float">
            <text:p>17109.9</text:p>
          </table:table-cell>
          <table:table-cell table:style-name="ce17" office:value-type="float" office:value="15377.4" calcext:value-type="float">
            <text:p>15377.4</text:p>
          </table:table-cell>
          <table:table-cell table:style-name="ce17" office:value-type="float" office:value="15368.8" calcext:value-type="float">
            <text:p>15368.8</text:p>
          </table:table-cell>
          <table:table-cell table:style-name="ce17" office:value-type="float" office:value="16970.5" calcext:value-type="float">
            <text:p>16970.5</text:p>
          </table:table-cell>
          <table:table-cell table:style-name="ce17" office:value-type="float" office:value="18210.9" calcext:value-type="float">
            <text:p>18210.9</text:p>
          </table:table-cell>
          <table:table-cell table:style-name="ce1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0488" calcext:value-type="float">
            <text:p>20488</text:p>
          </table:table-cell>
          <table:table-cell table:style-name="ce17" office:value-type="float" office:value="19502.3" calcext:value-type="float">
            <text:p>19502.3</text:p>
          </table:table-cell>
          <table:table-cell table:style-name="ce17" office:value-type="float" office:value="19536.7" calcext:value-type="float">
            <text:p>19536.7</text:p>
          </table:table-cell>
          <table:table-cell table:style-name="ce17" office:value-type="float" office:value="20932.9" calcext:value-type="float">
            <text:p>20932.9</text:p>
          </table:table-cell>
          <table:table-cell table:style-name="ce17" office:value-type="float" office:value="20545" calcext:value-type="float">
            <text:p>20545</text:p>
          </table:table-cell>
          <table:table-cell table:style-name="ce1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3964.8" calcext:value-type="float">
            <text:p>23964.8</text:p>
          </table:table-cell>
          <table:table-cell table:style-name="ce17" office:value-type="float" office:value="23354.4" calcext:value-type="float">
            <text:p>23354.4</text:p>
          </table:table-cell>
          <table:table-cell table:style-name="ce17" office:value-type="float" office:value="23671" calcext:value-type="float">
            <text:p>23671</text:p>
          </table:table-cell>
          <table:table-cell table:style-name="ce17" office:value-type="float" office:value="24264.1" calcext:value-type="float">
            <text:p>24264.1</text:p>
          </table:table-cell>
          <table:table-cell table:style-name="ce17" office:value-type="float" office:value="24653.3" calcext:value-type="float">
            <text:p>24653.3</text:p>
          </table:table-cell>
          <table:table-cell table:style-name="ce1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17.6927" calcext:value-type="float">
            <text:p>17.6927</text:p>
          </table:table-cell>
          <table:table-cell table:style-name="ce17" office:value-type="float" office:value="16.8612" calcext:value-type="float">
            <text:p>16.8612</text:p>
          </table:table-cell>
          <table:table-cell table:style-name="ce17" office:value-type="float" office:value="17.0556" calcext:value-type="float">
            <text:p>17.0556</text:p>
          </table:table-cell>
          <table:table-cell table:style-name="ce17" office:value-type="float" office:value="17.4449" calcext:value-type="float">
            <text:p>17.4449</text:p>
          </table:table-cell>
          <table:table-cell table:style-name="ce17" office:value-type="float" office:value="17.6644" calcext:value-type="float">
            <text:p>17.6644</text:p>
          </table:table-cell>
          <table:table-cell table:style-name="ce1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33.7404" calcext:value-type="float">
            <text:p>33.7404</text:p>
          </table:table-cell>
          <table:table-cell table:style-name="ce17" office:value-type="float" office:value="33.4522" calcext:value-type="float">
            <text:p>33.4522</text:p>
          </table:table-cell>
          <table:table-cell table:style-name="ce17" office:value-type="float" office:value="32.2187" calcext:value-type="float">
            <text:p>32.2187</text:p>
          </table:table-cell>
          <table:table-cell table:style-name="ce17" office:value-type="float" office:value="32.0357" calcext:value-type="float">
            <text:p>32.0357</text:p>
          </table:table-cell>
          <table:table-cell table:style-name="ce17" office:value-type="float" office:value="33.3232" calcext:value-type="float">
            <text:p>33.3232</text:p>
          </table:table-cell>
          <table:table-cell table:style-name="ce1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6.7785" calcext:value-type="float">
            <text:p>46.7785</text:p>
          </table:table-cell>
          <table:table-cell table:style-name="ce17" office:value-type="float" office:value="46.7681" calcext:value-type="float">
            <text:p>46.7681</text:p>
          </table:table-cell>
          <table:table-cell table:style-name="ce17" office:value-type="float" office:value="49.1214" calcext:value-type="float">
            <text:p>49.1214</text:p>
          </table:table-cell>
          <table:table-cell table:style-name="ce17" office:value-type="float" office:value="47.87" calcext:value-type="float">
            <text:p>47.87</text:p>
          </table:table-cell>
          <table:table-cell table:style-name="ce17" office:value-type="float" office:value="47.2826" calcext:value-type="float">
            <text:p>47.2826</text:p>
          </table:table-cell>
          <table:table-cell table:style-name="ce1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61.4995" calcext:value-type="float">
            <text:p>61.4995</text:p>
          </table:table-cell>
          <table:table-cell table:style-name="ce17" office:value-type="float" office:value="59.6184" calcext:value-type="float">
            <text:p>59.6184</text:p>
          </table:table-cell>
          <table:table-cell table:style-name="ce17" office:value-type="float" office:value="60.903" calcext:value-type="float">
            <text:p>60.903</text:p>
          </table:table-cell>
          <table:table-cell table:style-name="ce17" office:value-type="float" office:value="60.4051" calcext:value-type="float">
            <text:p>60.4051</text:p>
          </table:table-cell>
          <table:table-cell table:style-name="ce17" office:value-type="float" office:value="60.7785" calcext:value-type="float">
            <text:p>60.7785</text:p>
          </table:table-cell>
          <table:table-cell table:style-name="ce1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43917.4" calcext:value-type="float">
            <text:p>43917.4</text:p>
          </table:table-cell>
          <table:table-cell table:style-name="ce18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.12752" calcext:value-type="float">
            <text:p>5.127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.64611" calcext:value-type="float">
            <text:p>9.64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6646" calcext:value-type="float">
            <text:p>13.6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7.0681" calcext:value-type="float">
            <text:p>17.0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.3938" calcext:value-type="float">
            <text:p>21.39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2.6101" calcext:value-type="float">
            <text:p>22.6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6.3315" calcext:value-type="float">
            <text:p>26.33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1.408" calcext:value-type="float">
            <text:p>31.4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.7708" calcext:value-type="float">
            <text:p>37.77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7.641" calcext:value-type="float">
            <text:p>167.6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24.347" calcext:value-type="float">
            <text:p>224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41.236" calcext:value-type="float">
            <text:p>241.2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4.058" calcext:value-type="float">
            <text:p>264.0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5.886" calcext:value-type="float">
            <text:p>385.8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22.564" calcext:value-type="float">
            <text:p>522.5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733" calcext:value-type="float">
            <text:p>558.7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93.816" calcext:value-type="float">
            <text:p>593.8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28.212" calcext:value-type="float">
            <text:p>628.2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65.428" calcext:value-type="float">
            <text:p>665.4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4.584" calcext:value-type="float">
            <text:p>704.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7.7072" calcext:value-type="float">
            <text:p>37.70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72.2321" calcext:value-type="float">
            <text:p>72.23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5.0736" calcext:value-type="float">
            <text:p>95.07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22" calcext:value-type="float">
            <text:p>126.6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902" calcext:value-type="float">
            <text:p>157.9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8.533" calcext:value-type="float">
            <text:p>188.5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201" calcext:value-type="float">
            <text:p>214.2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7.978" calcext:value-type="float">
            <text:p>247.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5.292" calcext:value-type="float">
            <text:p>275.29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18.46" calcext:value-type="float">
            <text:p>1418.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03.16" calcext:value-type="float">
            <text:p>1703.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264.95" calcext:value-type="float">
            <text:p>2264.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434.71" calcext:value-type="float">
            <text:p>2434.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659.75" calcext:value-type="float">
            <text:p>2659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09.18" calcext:value-type="float">
            <text:p>4909.1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36.59" calcext:value-type="float">
            <text:p>5236.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95.08" calcext:value-type="float">
            <text:p>5595.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881.16" calcext:value-type="float">
            <text:p>5881.1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178.47" calcext:value-type="float">
            <text:p>6178.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50.02" calcext:value-type="float">
            <text:p>6550.02</text:p>
          </table:table-cell>
        </table:table-row>
      </table:table>
      <table:table table:name="nw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11482" calcext:value-type="float">
            <text:p>4.11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692" calcext:value-type="float">
            <text:p>7.6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7181" calcext:value-type="float">
            <text:p>10.71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1174" calcext:value-type="float">
            <text:p>13.11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6277" calcext:value-type="float">
            <text:p>16.62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9626" calcext:value-type="float">
            <text:p>18.96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1681" calcext:value-type="float">
            <text:p>21.16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4.1725" calcext:value-type="float">
            <text:p>24.17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371" calcext:value-type="float">
            <text:p>26.937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13.062" calcext:value-type="float">
            <text:p>113.0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06.26" calcext:value-type="float">
            <text:p>1006.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770.21" calcext:value-type="float">
            <text:p>1770.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939.49" calcext:value-type="float">
            <text:p>2939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49.26" calcext:value-type="float">
            <text:p>3749.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85.13" calcext:value-type="float">
            <text:p>4685.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3.48" calcext:value-type="float">
            <text:p>5773.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749.14" calcext:value-type="float">
            <text:p>6749.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962.83" calcext:value-type="float">
            <text:p>7962.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344.86" calcext:value-type="float">
            <text:p>9344.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304" calcext:value-type="float">
            <text:p>11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8.9984" calcext:value-type="float">
            <text:p>28.99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6.9111" calcext:value-type="float">
            <text:p>56.91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9712" calcext:value-type="float">
            <text:p>81.97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71" calcext:value-type="float">
            <text:p>101.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4.992" calcext:value-type="float">
            <text:p>124.9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.45" calcext:value-type="float">
            <text:p>147.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0.282" calcext:value-type="float">
            <text:p>170.2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617" calcext:value-type="float">
            <text:p>191.6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031" calcext:value-type="float">
            <text:p>218.03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90.942" calcext:value-type="float">
            <text:p>490.94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73.41" calcext:value-type="float">
            <text:p>5973.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89.8" calcext:value-type="float">
            <text:p>23089.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6325.7" calcext:value-type="float">
            <text:p>36325.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1492.6" calcext:value-type="float">
            <text:p>81492.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943" calcext:value-type="float">
            <text:p>1109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735" calcext:value-type="float">
            <text:p>1477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2461" calcext:value-type="float">
            <text:p>1724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9054" calcext:value-type="float">
            <text:p>2090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43480" calcext:value-type="float">
            <text:p>2434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84081" calcext:value-type="float">
            <text:p>284081</text:p>
          </table:table-cell>
        </table:table-row>
      </table:table>
      <table:table table:name="ra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81702" calcext:value-type="float">
            <text:p>2.81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6328" calcext:value-type="float">
            <text:p>3.63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21626" calcext:value-type="float">
            <text:p>5.21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53328" calcext:value-type="float">
            <text:p>7.533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35533" calcext:value-type="float">
            <text:p>9.355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1666" calcext:value-type="float">
            <text:p>11.16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3.2522" calcext:value-type="float">
            <text:p>13.25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.8404" calcext:value-type="float">
            <text:p>13.84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7.0636" calcext:value-type="float">
            <text:p>17.063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6794" calcext:value-type="float">
            <text:p>38.67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3.9828" calcext:value-type="float">
            <text:p>43.98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4.2519" calcext:value-type="float">
            <text:p>84.25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23.999" calcext:value-type="float">
            <text:p>123.9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06.984" calcext:value-type="float">
            <text:p>406.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18.24" calcext:value-type="float">
            <text:p>2018.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29.93" calcext:value-type="float">
            <text:p>5629.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49.18" calcext:value-type="float">
            <text:p>9549.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513.9" calcext:value-type="float">
            <text:p>15513.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9158" calcext:value-type="float">
            <text:p>191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3105.2" calcext:value-type="float">
            <text:p>23105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7.1503" calcext:value-type="float">
            <text:p>17.15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3.1115" calcext:value-type="float">
            <text:p>33.1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7.3973" calcext:value-type="float">
            <text:p>47.39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2.0849" calcext:value-type="float">
            <text:p>62.08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1.5014" calcext:value-type="float">
            <text:p>81.50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1.2668" calcext:value-type="float">
            <text:p>91.26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386" calcext:value-type="float">
            <text:p>105.3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9.205" calcext:value-type="float">
            <text:p>119.2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4.111" calcext:value-type="float">
            <text:p>134.11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0.276" calcext:value-type="float">
            <text:p>190.2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0.573" calcext:value-type="float">
            <text:p>390.5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4.797" calcext:value-type="float">
            <text:p>484.7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985.129" calcext:value-type="float">
            <text:p>985.1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783.86" calcext:value-type="float">
            <text:p>1783.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479.9" calcext:value-type="float">
            <text:p>11479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" calcext:value-type="float">
            <text:p>5115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0899.6" calcext:value-type="float">
            <text:p>80899.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0791" calcext:value-type="float">
            <text:p>1107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0386" calcext:value-type="float">
            <text:p>1403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593" calcext:value-type="float">
            <text:p>173593</text:p>
          </table:table-cell>
        </table:table-row>
      </table:table>
      <table:table table:name="addvec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7571" calcext:value-type="float">
            <text:p>3.07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02493" calcext:value-type="float">
            <text:p>6.024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35936" calcext:value-type="float">
            <text:p>9.359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0012" calcext:value-type="float">
            <text:p>12.0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2312" calcext:value-type="float">
            <text:p>14.23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.8024" calcext:value-type="float">
            <text:p>15.8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7.3967" calcext:value-type="float">
            <text:p>17.39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1.3391" calcext:value-type="float">
            <text:p>21.3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3.3021" calcext:value-type="float">
            <text:p>23.30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4.8937" calcext:value-type="float">
            <text:p>24.89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31.4269" calcext:value-type="float">
            <text:p>31.42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1.9283" calcext:value-type="float">
            <text:p>31.92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6839" calcext:value-type="float">
            <text:p>34.68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4925" calcext:value-type="float">
            <text:p>37.4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9477" calcext:value-type="float">
            <text:p>40.94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3.9744" calcext:value-type="float">
            <text:p>43.97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5713" calcext:value-type="float">
            <text:p>47.57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2.485" calcext:value-type="float">
            <text:p>52.4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8.8075" calcext:value-type="float">
            <text:p>58.80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9604" calcext:value-type="float">
            <text:p>57.9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984" calcext:value-type="float">
            <text:p>23.59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8031" calcext:value-type="float">
            <text:p>42.80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247" calcext:value-type="float">
            <text:p>62.32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7959" calcext:value-type="float">
            <text:p>80.79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2728" calcext:value-type="float">
            <text:p>99.27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162" calcext:value-type="float">
            <text:p>118.1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06" calcext:value-type="float">
            <text:p>137.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6.565" calcext:value-type="float">
            <text:p>156.5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2.868" calcext:value-type="float">
            <text:p>172.86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6.645" calcext:value-type="float">
            <text:p>196.6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603" calcext:value-type="float">
            <text:p>232.6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0.478" calcext:value-type="float">
            <text:p>270.47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4.089" calcext:value-type="float">
            <text:p>304.0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6.748" calcext:value-type="float">
            <text:p>336.7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5.583" calcext:value-type="float">
            <text:p>375.58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2.545" calcext:value-type="float">
            <text:p>402.5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.476" calcext:value-type="float">
            <text:p>435.47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4.042" calcext:value-type="float">
            <text:p>474.0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5.914" calcext:value-type="float">
            <text:p>505.9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4.006" calcext:value-type="float">
            <text:p>544.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5:36:24.44453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10T15:37:24.795084178</dc:date>
    <meta:editing-duration>PT41M41S</meta:editing-duration>
    <meta:editing-cycles>74</meta:editing-cycles>
    <meta:document-statistic meta:table-count="9" meta:cell-count="3384" meta:object-count="0"/>
  </office:meta>
</office:document-meta>
</file>